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193cm" style:rel-column-width="20536*"/>
    </style:style>
    <style:style style:name="Table5.B" style:family="table-column">
      <style:table-column-properties style:column-width="11.673cm" style:rel-column-width="29262*"/>
    </style:style>
    <style:style style:name="Table5.C" style:family="table-column">
      <style:table-column-properties style:column-width="6.278cm" style:rel-column-width="1573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409e4f"/>
    </style:style>
    <style:style style:name="P10" style:family="paragraph" style:parent-style-name="Table_20_Contents">
      <style:text-properties officeooo:paragraph-rsid="0346e41f"/>
    </style:style>
    <style:style style:name="P11" style:family="paragraph" style:parent-style-name="Table_20_Contents">
      <style:text-properties style:font-name="Courier New" fo:font-size="10pt" officeooo:paragraph-rsid="03af8fc9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6e1c95"/>
    </style:style>
    <style:style style:name="P15" style:family="paragraph" style:parent-style-name="Table_20_Contents">
      <style:text-properties officeooo:paragraph-rsid="03266a92"/>
    </style:style>
    <style:style style:name="P16" style:family="paragraph" style:parent-style-name="Table_20_Contents">
      <style:text-properties officeooo:paragraph-rsid="032bbd7a"/>
    </style:style>
    <style:style style:name="P17" style:family="paragraph" style:parent-style-name="Table_20_Contents">
      <style:text-properties officeooo:paragraph-rsid="036b7fd3"/>
    </style:style>
    <style:style style:name="P18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0" style:family="paragraph" style:parent-style-name="Table_20_Contents">
      <style:text-properties officeooo:paragraph-rsid="036ee88b"/>
    </style:style>
    <style:style style:name="P21" style:family="paragraph" style:parent-style-name="Table_20_Contents">
      <style:text-properties officeooo:paragraph-rsid="03b7fc19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378741f"/>
    </style:style>
    <style:style style:name="P27" style:family="paragraph" style:parent-style-name="Table_20_Contents">
      <style:text-properties officeooo:paragraph-rsid="03a5c11a"/>
    </style:style>
    <style:style style:name="P28" style:family="paragraph" style:parent-style-name="Preformatted_20_Text">
      <style:text-properties officeooo:paragraph-rsid="03ab86af"/>
    </style:style>
    <style:style style:name="P29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3a3caeb"/>
    </style:style>
    <style:style style:name="P31" style:family="paragraph" style:parent-style-name="Table_20_Contents">
      <style:text-properties officeooo:paragraph-rsid="03a8e77e"/>
    </style:style>
    <style:style style:name="P32" style:family="paragraph" style:parent-style-name="Table_20_Contents">
      <style:text-properties officeooo:paragraph-rsid="03a754db"/>
    </style:style>
    <style:style style:name="P3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officeooo:paragraph-rsid="038d092b"/>
    </style:style>
    <style:style style:name="P36" style:family="paragraph" style:parent-style-name="Table_20_Contents">
      <style:text-properties officeooo:paragraph-rsid="038a25fe"/>
    </style:style>
    <style:style style:name="P37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0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officeooo:paragraph-rsid="02ae0b54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1" style:family="paragraph" style:parent-style-name="Table_20_Contents">
      <style:text-properties officeooo:paragraph-rsid="0390111d"/>
    </style:style>
    <style:style style:name="P72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4" style:family="paragraph" style:parent-style-name="Table_20_Contents">
      <style:text-properties officeooo:paragraph-rsid="03427071"/>
    </style:style>
    <style:style style:name="P75" style:family="paragraph" style:parent-style-name="Table_20_Contents">
      <style:text-properties officeooo:paragraph-rsid="034a5fa0"/>
    </style:style>
    <style:style style:name="P76" style:family="paragraph" style:parent-style-name="Table_20_Contents">
      <style:text-properties officeooo:paragraph-rsid="0391a834"/>
    </style:style>
    <style:style style:name="P77" style:family="paragraph" style:parent-style-name="Table_20_Contents">
      <style:text-properties officeooo:paragraph-rsid="03017dbe"/>
    </style:style>
    <style:style style:name="P78" style:family="paragraph" style:parent-style-name="Table_20_Contents">
      <style:text-properties officeooo:paragraph-rsid="03ba19bb"/>
    </style:style>
    <style:style style:name="P79" style:family="paragraph" style:parent-style-name="Table_20_Contents">
      <style:text-properties officeooo:paragraph-rsid="031c8ae5"/>
    </style:style>
    <style:style style:name="P80" style:family="paragraph" style:parent-style-name="Table_20_Contents">
      <style:text-properties officeooo:paragraph-rsid="030c3545"/>
    </style:style>
    <style:style style:name="P8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1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3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4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b2e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2e2f146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f2d3ae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0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1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2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officeooo:rsid="03959f64" style:font-name-complex="Courier New"/>
    </style:style>
    <style:style style:name="T131" style:family="text">
      <style:text-properties fo:color="#000000" loext:opacity="100%" style:font-name="Courier New" officeooo:rsid="03b8181e" style:font-name-complex="Courier New"/>
    </style:style>
    <style:style style:name="T132" style:family="text">
      <style:text-properties fo:color="#000000" loext:opacity="100%" style:font-name="Courier New" officeooo:rsid="03bb832f" style:font-name-complex="Courier New"/>
    </style:style>
    <style:style style:name="T133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officeooo:rsid="0277dedb"/>
    </style:style>
    <style:style style:name="T14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23d069c"/>
    </style:style>
    <style:style style:name="T143" style:family="text">
      <style:text-properties officeooo:rsid="021570c6"/>
    </style:style>
    <style:style style:name="T144" style:family="text">
      <style:text-properties officeooo:rsid="02984091"/>
    </style:style>
    <style:style style:name="T145" style:family="text">
      <style:text-properties officeooo:rsid="0298730b"/>
    </style:style>
    <style:style style:name="T146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9" style:family="text">
      <style:text-properties fo:font-style="normal" officeooo:rsid="023ec219" style:font-style-asian="normal" style:font-style-complex="normal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officeooo:rsid="0213f657"/>
    </style:style>
    <style:style style:name="T152" style:family="text">
      <style:text-properties fo:color="#000000" loext:opacity="100%" style:font-name="Courier New" style:font-name-complex="Courier New"/>
    </style:style>
    <style:style style:name="T15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officeooo:rsid="02b867ce"/>
    </style:style>
    <style:style style:name="T19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7" style:family="text">
      <style:text-properties officeooo:rsid="00c77656"/>
    </style:style>
    <style:style style:name="T20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1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officeooo:rsid="0391a834"/>
    </style:style>
    <style:style style:name="T215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7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9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0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1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5" style:family="text">
      <style:text-properties fo:font-style="italic" officeooo:rsid="02afaaf5" style:font-style-asian="italic" style:font-style-complex="italic"/>
    </style:style>
    <style:style style:name="T226" style:family="text">
      <style:text-properties officeooo:rsid="02afaaf5"/>
    </style:style>
    <style:style style:name="T227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8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C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noConflict();</text:span></text:span></text:p>
            <text:p text:style-name="P6"><text:span text:style-name="Source_20_Text"><text:span text:style-name="T15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SameType(value1,value2)</text:span></text:span><text:span text:style-name="Source_20_Text"><text:span text:style-name="T19">;</text:span></text:span></text:p>
            <text:p text:style-name="P8"><text:span text:style-name="Source_20_Text"><text:span text:style-name="T18">isSame</text:span></text:span><text:span text:style-name="Source_20_Text"><text:span text:style-name="T20">Class</text:span></text:span><text:span text:style-name="Source_20_Text"><text:span text:style-name="T18">(value1,value2)</text:span></text:span><text:span text:style-name="Source_20_Text"><text:span text:style-name="T19">;</text:span></text:span></text:p>
            <text:p text:style-name="P7"><text:span text:style-name="Source_20_Text"><text:span text:style-name="T15">isSameInstance(</text:span></text:span><text:span text:style-name="Source_20_Text"><text:span text:style-name="T21">v1</text:span></text:span><text:span text:style-name="Source_20_Text"><text:span text:style-name="T15">,</text:span></text:span><text:span text:style-name="Source_20_Text"><text:span text:style-name="T21">v2</text:span></text:span><text:span text:style-name="Source_20_Text"><text:span text:style-name="T15">,Contructor);</text:span></text:span></text:p>
            <text:p text:style-name="P7"><text:span text:style-name="Source_20_Text"><text:span text:style-name="T15">isNull(v</text:span></text:span><text:span text:style-name="Source_20_Text"><text:span text:style-name="T22">a</text:span></text:span><text:span text:style-name="Source_20_Text"><text:span text:style-name="T23">lue</text:span></text:span><text:span text:style-name="Source_20_Text"><text:span text:style-name="T15">);</text:span></text:span></text:p>
            <text:p text:style-name="P9"><text:span text:style-name="Source_20_Text"><text:span text:style-name="T15">isUndefined(v</text:span></text:span><text:span text:style-name="Source_20_Text"><text:span text:style-name="T24">alu</text:span></text:span><text:span text:style-name="Source_20_Text"><text:span text:style-name="T25">e</text:span></text:span><text:span text:style-name="Source_20_Text"><text:span text:style-name="T15">);</text:span></text:span></text:p>
            <text:p text:style-name="P9"><text:span text:style-name="Source_20_Text"><text:span text:style-name="T15">isNil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15">isPrimitive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5">);</text:span></text:span></text:p>
            <text:p text:style-name="P9"><text:span text:style-name="Source_20_Text"><text:span text:style-name="T15">isNumeric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30">isChar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30">);</text:span></text:span></text:p>
            <text:p text:style-name="P9"><text:span text:style-name="Source_20_Text"><text:span text:style-name="T15">isFunction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15">is</text:span></text:span><text:span text:style-name="Source_20_Text"><text:span text:style-name="T31">Callable</text:span></text:span><text:span text:style-name="Source_20_Text"><text:span text:style-name="T15">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15">isConstructorFn</text:span></text:span><text:span text:style-name="Source_20_Text"><text:span text:style-name="T32">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32">);</text:span></text:span></text:p>
            <text:p text:style-name="P9"><text:span text:style-name="Source_20_Text"><text:span text:style-name="T33">isClass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33">);</text:span></text:span></text:p>
            <text:p text:style-name="P9"><text:span text:style-name="Source_20_Text"><text:span text:style-name="T15">isGenerator</text:span></text:span><text:span text:style-name="Source_20_Text"><text:span text:style-name="T34">Fn</text:span></text:span><text:span text:style-name="Source_20_Text"><text:span text:style-name="T15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5">);</text:span></text:span></text:p>
            <text:p text:style-name="P9"><text:span text:style-name="Source_20_Text"><text:span text:style-name="T15">isAsync</text:span></text:span><text:span text:style-name="Source_20_Text"><text:span text:style-name="T37">Fn</text:span></text:span><text:span text:style-name="Source_20_Text"><text:span text:style-name="T15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5">);</text:span></text:span></text:p>
            <text:p text:style-name="P9"><text:span text:style-name="Source_20_Text"><text:span text:style-name="T30">isAsyncGeneratorF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0">);</text:span></text:span></text:p>
            <text:p text:style-name="P9"><text:span text:style-name="Source_20_Text"><text:span text:style-name="T15">isObject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15">isPlainObject(value)</text:span></text:span></text:p>
            <text:p text:style-name="P9"><text:span text:style-name="Source_20_Text"><text:span text:style-name="T30">isProxy(value);</text:span></text:span></text:p>
            <text:p text:style-name="P9"><text:span text:style-name="Source_20_Text"><text:span text:style-name="T15">isElement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30">isRegexp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30">);</text:span></text:span></text:p>
            <text:p text:style-name="P9"><text:span text:style-name="Source_20_Text"><text:span text:style-name="T15">isArraylike(value);</text:span></text:span></text:p>
            <text:p text:style-name="P9"><text:span text:style-name="Source_20_Text"><text:span text:style-name="T15">isTypedArray(value);</text:span></text:span></text:p>
            <text:p text:style-name="P9"><text:span text:style-name="Source_20_Text"><text:span text:style-name="T15">isIterator(v</text:span></text:span><text:span text:style-name="Source_20_Text"><text:span text:style-name="T38">a</text:span></text:span><text:span text:style-name="Source_20_Text"><text:span text:style-name="T39">lue</text:span></text:span><text:span text:style-name="Source_20_Text"><text:span text:style-name="T15">);</text:span></text:span></text:p>
            <text:p text:style-name="P9"><text:span text:style-name="Source_20_Text"><text:span text:style-name="T15">isIterable(v</text:span></text:span><text:span text:style-name="Source_20_Text"><text:span text:style-name="T38">a</text:span></text:span><text:span text:style-name="Source_20_Text"><text:span text:style-name="T39">lue</text:span></text:span><text:span text:style-name="Source_20_Text"><text:span text:style-name="T15">);</text:span></text:span></text:p>
            <text:p text:style-name="P9"><text:span text:style-name="Source_20_Text"><text:span text:style-name="T15">isCoercedObject</text:span></text:span><text:span text:style-name="Source_20_Text"><text:span text:style-name="T40">(object);</text:span></text:span></text:p>
            <text:p text:style-name="P10"><text:span text:style-name="Source_20_Text"><text:span text:style-name="T41">isDeepStrictEqual(v</text:span></text:span><text:span text:style-name="Source_20_Text"><text:span text:style-name="T42">al</text:span></text:span><text:span text:style-name="Source_20_Text"><text:span text:style-name="T43">ue</text:span></text:span><text:span text:style-name="Source_20_Text"><text:span text:style-name="T41">1,v</text:span></text:span><text:span text:style-name="Source_20_Text"><text:span text:style-name="T42">al</text:span></text:span><text:span text:style-name="Source_20_Text"><text:span text:style-name="T43">ue</text:span></text:span><text:span text:style-name="Source_20_Text"><text:span text:style-name="T41">2);</text:span></text:span></text:p>
            <text:p text:style-name="P9"><text:span text:style-name="Source_20_Text"><text:span text:style-name="T15">isEmpty</text:span></text:span><text:span text:style-name="Source_20_Text"><text:span text:style-name="T41">Value</text:span></text:span><text:span text:style-name="Source_20_Text"><text:span text:style-name="T15">(value);</text:span></text:span></text:p>
            <text:p text:style-name="P11"><text:span text:style-name="Source_20_Text"><text:span text:style-name="T44">toPrimitive</text:span></text:span><text:span text:style-name="Source_20_Text"><text:span text:style-name="T45">Value</text:span></text:span><text:span text:style-name="Source_20_Text"><text:span text:style-name="T44">(valu</text:span></text:span><text:span text:style-name="Source_20_Text"><text:span text:style-name="T46">e</text:span></text:span><text:span text:style-name="Source_20_Text"><text:span text:style-name="T44">);</text:span></text:span></text:p>
            <text:p text:style-name="P9"><text:span text:style-name="Source_20_Text"><text:span text:style-name="T15"/></text:span></text:p>
            <text:p text:style-name="P12"><text:span text:style-name="Source_20_Text"><text:span text:style-name="T47">isIndex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2"><text:span text:style-name="Source_20_Text"><text:span text:style-name="T50">to</text:span></text:span><text:span text:style-name="Source_20_Text"><text:span text:style-name="T47">Index(v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3"><text:span text:style-name="Source_20_Text"><text:span text:style-name="T48">isLength</text:span></text:span><text:span text:style-name="Source_20_Text"><text:span text:style-name="T47">(v</text:span></text:span><text:span text:style-name="Source_20_Text"><text:span text:style-name="T48">al</text:span></text:span><text:span text:style-name="Source_20_Text"><text:span text:style-name="T49">ue</text:span></text:span><text:span text:style-name="Source_20_Text"><text:span text:style-name="T47">);</text:span></text:span></text:p>
            <text:p text:style-name="P13"><text:span text:style-name="Source_20_Text"><text:span text:style-name="T52">toLength(value);</text:span></text:span></text:p>
            <text:p text:style-name="P14"><text:span text:style-name="Source_20_Text"><text:span text:style-name="T53">isPropertyKey(v</text:span></text:span><text:span text:style-name="Source_20_Text"><text:span text:style-name="T54">alu</text:span></text:span><text:span text:style-name="Source_20_Text"><text:span text:style-name="T55">e</text:span></text:span><text:span text:style-name="Source_20_Text"><text:span text:style-name="T53">);</text:span></text:span></text:p>
            <text:p text:style-name="P14"><text:span text:style-name="Source_20_Text"><text:span text:style-name="T53">toPropertyKey(v</text:span></text:span><text:span text:style-name="Source_20_Text"><text:span text:style-name="T55">alue</text:span></text:span><text:span text:style-name="Source_20_Text"><text:span text:style-name="T53">);</text:span></text:span></text:p>
          </table:table-cell>
          <table:table-cell table:style-name="Table1.C2" table:number-rows-spanned="3" office:value-type="string">
            <text:p text:style-name="P15"><text:span text:style-name="Source_20_Text"><text:span text:style-name="T15">qsa(selector[,context]).forEach(c</text:span></text:span><text:span text:style-name="Source_20_Text"><text:span text:style-name="T56">a</text:span></text:span><text:span text:style-name="Source_20_Text"><text:span text:style-name="T57">llback</text:span></text:span><text:span text:style-name="Source_20_Text"><text:span text:style-name="T15">);</text:span></text:span></text:p>
            <text:p text:style-name="P15"><text:span text:style-name="Source_20_Text"><text:span text:style-name="T15">qs(selector[,context]);</text:span></text:span></text:p>
            <text:p text:style-name="P15"><text:span text:style-name="Source_20_Text"><text:span text:style-name="T15">domReady(c</text:span></text:span><text:span text:style-name="Source_20_Text"><text:span text:style-name="T56">allback</text:span></text:span><text:span text:style-name="Source_20_Text"><text:span text:style-name="T15">);</text:span></text:span></text:p>
            <text:p text:style-name="P15"><text:span text:style-name="Source_20_Text"><text:span text:style-name="T58">domClear(e</text:span></text:span><text:span text:style-name="Source_20_Text"><text:span text:style-name="T59">lement</text:span></text:span><text:span text:style-name="Source_20_Text"><text:span text:style-name="T58">);</text:span></text:span></text:p>
            <text:p text:style-name="P15"><text:span text:style-name="Source_20_Text"><text:span text:style-name="T15">domCreate(type[,properties[,innerHTML]]);</text:span></text:span></text:p>
            <text:p text:style-name="P15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5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5"><text:span text:style-name="Source_20_Text"><text:span text:style-name="T15">domGetCSS(element</text:span></text:span><text:span text:style-name="Source_20_Text"><text:span text:style-name="T60">[</text:span></text:span><text:span text:style-name="Source_20_Text"><text:span text:style-name="T15">,property</text:span></text:span><text:span text:style-name="Source_20_Text"><text:span text:style-name="T61">]</text:span></text:span><text:span text:style-name="Source_20_Text"><text:span text:style-name="T15">);</text:span></text:span></text:p>
            <text:p text:style-name="P15"><text:span text:style-name="Source_20_Text"><text:span text:style-name="T15">domSetCSS(element,property,value);</text:span></text:span></text:p>
            <text:p text:style-name="P15"><text:span text:style-name="Source_20_Text"><text:span text:style-name="T15">domSetCSS(element,properties);</text:span></text:span></text:p>
            <text:p text:style-name="P15"><text:span text:style-name="Source_20_Text"><text:span text:style-name="T15">domFadeIn(element[,duration[,display]]);</text:span></text:span></text:p>
            <text:p text:style-name="P15"><text:span text:style-name="Source_20_Text"><text:span text:style-name="T15">domFadeOut(element[,duration]); </text:span></text:span></text:p>
            <text:p text:style-name="P15"><text:span text:style-name="Source_20_Text"><text:span text:style-name="T15">domFadeToggle(eleme</text:span></text:span><text:span text:style-name="Source_20_Text"><text:span text:style-name="T62">nt</text:span></text:span><text:span text:style-name="Source_20_Text"><text:span text:style-name="T15">[,duration[,display]]);</text:span></text:span></text:p>
            <text:p text:style-name="P15"><text:span text:style-name="Source_20_Text"><text:span text:style-name="T15">domShow(element[,display]);</text:span></text:span></text:p>
            <text:p text:style-name="P15"><text:span text:style-name="Source_20_Text"><text:span text:style-name="T15">domHide(e</text:span></text:span><text:span text:style-name="Source_20_Text"><text:span text:style-name="T63">le</text:span></text:span><text:span text:style-name="Source_20_Text"><text:span text:style-name="T64">ment</text:span></text:span><text:span text:style-name="Source_20_Text"><text:span text:style-name="T15">);</text:span></text:span></text:p>
            <text:p text:style-name="P15"><text:span text:style-name="Source_20_Text"><text:span text:style-name="T15">domToggle(element[,display]);</text:span></text:span></text:p>
            <text:p text:style-name="P15"><text:span text:style-name="Source_20_Text"><text:span text:style-name="T15">domIsHidden(element);</text:span></text:span></text:p>
            <text:p text:style-name="P15"><text:span text:style-name="Source_20_Text"><text:span text:style-name="T65">domScrollToTop();</text:span></text:span><text:span text:style-name="Source_20_Text"><text:span text:style-name="T66"> </text:span></text:span><text:span text:style-name="Source_20_Text"><text:span text:style-name="T67">and </text:span></text:span><text:span text:style-name="Source_20_Text"><text:span text:style-name="T68">domScrollToBottom();</text:span></text:span></text:p>
            <text:p text:style-name="P15"><text:span text:style-name="Source_20_Text"><text:span text:style-name="T15">domScrollToElement(element[,top=true]);<text:line-break/>domSiblings(element);</text:span></text:span></text:p>
            <text:p text:style-name="P15"><text:span text:style-name="Source_20_Text"><text:span text:style-name="T15">domSiblingsPrev(element);</text:span></text:span></text:p>
            <text:p text:style-name="P15"><text:span text:style-name="Source_20_Text"><text:span text:style-name="T15">domSiblings</text:span></text:span><text:span text:style-name="Source_20_Text"><text:span text:style-name="T69">Left</text:span></text:span><text:span text:style-name="Source_20_Text"><text:span text:style-name="T15">(element);</text:span></text:span></text:p>
            <text:p text:style-name="P15"><text:span text:style-name="Source_20_Text"><text:span text:style-name="T15">domSiblingsNext(element);</text:span></text:span></text:p>
            <text:p text:style-name="P15"><text:span text:style-name="Source_20_Text"><text:span text:style-name="T15">domSiblings</text:span></text:span><text:span text:style-name="Source_20_Text"><text:span text:style-name="T69">Right</text:span></text:span><text:span text:style-name="Source_20_Text"><text:span text:style-name="T15">(element);</text:span></text:span></text:p>
            <text:p text:style-name="P15"><text:span text:style-name="Source_20_Text"><text:span text:style-name="T70">domGetC</text:span></text:span><text:span text:style-name="Source_20_Text"><text:span text:style-name="T71">SS</text:span></text:span><text:span text:style-name="Source_20_Text"><text:span text:style-name="T70">Var(name);</text:span></text:span></text:p>
            <text:p text:style-name="P15"><text:span text:style-name="Source_20_Text"><text:span text:style-name="T15">domSetC</text:span></text:span><text:span text:style-name="Source_20_Text"><text:span text:style-name="T71">SS</text:span></text:span><text:span text:style-name="Source_20_Text"><text:span text:style-name="T15">Var(</text:span></text:span><text:span text:style-name="Source_20_Text"><text:span text:style-name="T70">n</text:span></text:span><text:span text:style-name="Source_20_Text"><text:span text:style-name="T15">a</text:span></text:span><text:span text:style-name="Source_20_Text"><text:span text:style-name="T70">me</text:span></text:span><text:span text:style-name="Source_20_Text"><text:span text:style-name="T15">,</text:span></text:span><text:span text:style-name="Source_20_Text"><text:span text:style-name="T70">v</text:span></text:span><text:span text:style-name="Source_20_Text"><text:span text:style-name="T15">a</text:span></text:span><text:span text:style-name="Source_20_Text"><text:span text:style-name="T70">lue</text:span></text:span><text:span text:style-name="Source_20_Text"><text:span text:style-name="T15">);</text:span></text:span></text:p>
            <text:p text:style-name="P15"><text:span text:style-name="Source_20_Text"><text:span text:style-name="T15">importScript(script1[,scriptN]);</text:span></text:span></text:p>
            <text:p text:style-name="P15"><text:span text:style-name="Source_20_Text"><text:span text:style-name="T15">importStyle(style1[,styleN]);</text:span></text:span></text:p>
            <text:p text:style-name="P16"><text:span text:style-name="Source_20_Text"><text:span text:style-name="T15">setFullscreenOn(selector</text:span></text:span><text:span text:style-name="Source_20_Text"><text:span text:style-name="T72">);</text:span></text:span></text:p>
            <text:p text:style-name="P16"><text:span text:style-name="Source_20_Text"><text:span text:style-name="T15">setFullscreenOn(element);</text:span></text:span></text:p>
            <text:p text:style-name="P15"><text:span text:style-name="Source_20_Text"><text:span text:style-name="T15">setFullscreenOff();</text:span></text:span></text:p>
            <text:p text:style-name="P17"><text:span text:style-name="Source_20_Text"><text:span text:style-name="T15">getFullscreen();<text:line-break/>form2array(form);</text:span></text:span></text:p>
            <text:p text:style-name="P17"><text:span text:style-name="Source_20_Text"><text:span text:style-name="T15">form2string(form);</text:span></text:span></text:p>
            <text:p text:style-name="P15"><text:span text:style-name="Source_20_Text"><text:span text:style-name="T15">getDoNotTrack();</text:span></text:span></text:p>
            <text:p text:style-name="P17"><text:span text:style-name="Source_20_Text"><text:span text:style-name="T15">getLocation(success[,error]);</text:span></text:span></text:p>
            <text:p text:style-name="P17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8">BASE16; BASE</text:span></text:span><text:span text:style-name="Source_20_Text"><text:span text:style-name="T73">32; BASE36; BASE58; BASE62;</text:span></text:span></text:p>
            <text:p text:style-name="P6"><text:span text:style-name="Source_20_Text"><text:span text:style-name="T73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5">javaHash(data[,hexa</text:span></text:span><text:span text:style-name="Source_20_Text"><text:span text:style-name="T74">decimal</text:span></text:span><text:span text:style-name="Source_20_Text"><text:span text:style-name="T15"> </text:span></text:span><text:span text:style-name="Source_20_Text"><text:span text:style-name="T75">= false</text:span></text:span><text:span text:style-name="Source_20_Text"><text:span text:style-name="T15">]);<text:line-break/>b64Encode(string); </text:span></text:span></text:p>
            <text:p text:style-name="P6"><text:span text:style-name="Source_20_Text"><text:span text:style-name="T15">b64Decode(s</text:span></text:span><text:span text:style-name="Source_20_Text"><text:span text:style-name="T63">tri</text:span></text:span><text:span text:style-name="Source_20_Text"><text:span text:style-name="T25">ng</text:span></text:span><text:span text:style-name="Source_20_Text"><text:span text:style-name="T15">);</text:span></text:span></text:p>
            <text:p text:style-name="P6"><text:span text:style-name="Source_20_Text"><text:span text:style-name="T15">extend([deep,]target,source1[,s</text:span></text:span><text:span text:style-name="Source_20_Text"><text:span text:style-name="T74">ou</text:span></text:span><text:span text:style-name="Source_20_Text"><text:span text:style-name="T15">rc</text:span></text:span><text:span text:style-name="Source_20_Text"><text:span text:style-name="T74">e</text:span></text:span><text:span text:style-name="Source_20_Text"><text:span text:style-name="T15">N]);</text:span></text:span></text:p>
            <text:p text:style-name="P6"><text:span text:style-name="Source_20_Text"><text:span text:style-name="T15">sizeIn(o</text:span></text:span><text:span text:style-name="Source_20_Text"><text:span text:style-name="T76">bje</text:span></text:span><text:span text:style-name="Source_20_Text"><text:span text:style-name="T77">ct</text:span></text:span><text:span text:style-name="Source_20_Text"><text:span text:style-name="T15">);<text:line-break/></text:span></text:span><text:span text:style-name="Source_20_Text"><text:span text:style-name="T78">popIn(o</text:span></text:span><text:span text:style-name="Source_20_Text"><text:span text:style-name="T79">bje</text:span></text:span><text:span text:style-name="Source_20_Text"><text:span text:style-name="T80">ct</text:span></text:span><text:span text:style-name="Source_20_Text"><text:span text:style-name="T78">,p</text:span></text:span><text:span text:style-name="Source_20_Text"><text:span text:style-name="T79">rope</text:span></text:span><text:span text:style-name="Source_20_Text"><text:span text:style-name="T80">rty</text:span></text:span><text:span text:style-name="Source_20_Text"><text:span text:style-name="T78">); </text:span></text:span></text:p>
            <text:p text:style-name="P16"><text:span text:style-name="Source_20_Text"><text:span text:style-name="T15">forIn(o</text:span></text:span><text:span text:style-name="Source_20_Text"><text:span text:style-name="T79">bje</text:span></text:span><text:span text:style-name="Source_20_Text"><text:span text:style-name="T80">ct</text:span></text:span><text:span text:style-name="Source_20_Text"><text:span text:style-name="T15">,c</text:span></text:span><text:span text:style-name="Source_20_Text"><text:span text:style-name="T79">a</text:span></text:span><text:span text:style-name="Source_20_Text"><text:span text:style-name="T80">llback</text:span></text:span><text:span text:style-name="Source_20_Text"><text:span text:style-name="T15">);</text:span></text:span></text:p>
            <text:p text:style-name="P6"><text:span text:style-name="Source_20_Text"><text:span text:style-name="T15">f</text:span></text:span><text:span text:style-name="Source_20_Text"><text:span text:style-name="T81">ilter</text:span></text:span><text:span text:style-name="Source_20_Text"><text:span text:style-name="T15">In(o</text:span></text:span><text:span text:style-name="Source_20_Text"><text:span text:style-name="T82">bje</text:span></text:span><text:span text:style-name="Source_20_Text"><text:span text:style-name="T83">ct</text:span></text:span><text:span text:style-name="Source_20_Text"><text:span text:style-name="T15">,c</text:span></text:span><text:span text:style-name="Source_20_Text"><text:span text:style-name="T83">allback</text:span></text:span><text:span text:style-name="Source_20_Text"><text:span text:style-name="T15">);</text:span></text:span></text:p>
            <text:p text:style-name="P6"><text:span text:style-name="Source_20_Text"><text:span text:style-name="T15">delay(mi</text:span></text:span><text:span text:style-name="Source_20_Text"><text:span text:style-name="T84">lis</text:span></text:span><text:span text:style-name="Source_20_Text"><text:span text:style-name="T15">e</text:span></text:span><text:span text:style-name="Source_20_Text"><text:span text:style-name="T84">c</text:span></text:span><text:span text:style-name="Source_20_Text"><text:span text:style-name="T15">).then(callback);</text:span></text:span></text:p>
            <text:p text:style-name="P6"><text:span text:style-name="Source_20_Text"><text:span text:style-name="T85">sleep</text:span></text:span><text:span text:style-name="Source_20_Text"><text:span text:style-name="T15">(mi</text:span></text:span><text:span text:style-name="Source_20_Text"><text:span text:style-name="T84">lis</text:span></text:span><text:span text:style-name="Source_20_Text"><text:span text:style-name="T15">e</text:span></text:span><text:span text:style-name="Source_20_Text"><text:span text:style-name="T84">c</text:span></text:span><text:span text:style-name="Source_20_Text"><text:span text:style-name="T15">).then(callback);</text:span></text:span></text:p>
            <text:p text:style-name="P18"><text:span text:style-name="Source_20_Text"><text:span text:style-name="T86">createPolyfillMethod(o</text:span></text:span><text:span text:style-name="Source_20_Text"><text:span text:style-name="T87">b</text:span></text:span><text:span text:style-name="Source_20_Text"><text:span text:style-name="T88">ject</text:span></text:span><text:span text:style-name="Source_20_Text"><text:span text:style-name="T86">,</text:span></text:span><text:span text:style-name="Source_20_Text"><text:span text:style-name="T89">prop</text:span></text:span><text:span text:style-name="Source_20_Text"><text:span text:style-name="T86">,v</text:span></text:span><text:span text:style-name="Source_20_Text"><text:span text:style-name="T90">alu</text:span></text:span><text:span text:style-name="Source_20_Text"><text:span text:style-name="T91">e</text:span></text:span><text:span text:style-name="Source_20_Text"><text:span text:style-name="T86">);</text:span></text:span></text:p>
            <text:p text:style-name="P18"><text:span text:style-name="Source_20_Text"><text:span text:style-name="T86">createPolyfillProperty(o</text:span></text:span><text:span text:style-name="Source_20_Text"><text:span text:style-name="T87">b</text:span></text:span><text:span text:style-name="Source_20_Text"><text:span text:style-name="T88">ject</text:span></text:span><text:span text:style-name="Source_20_Text"><text:span text:style-name="T86">,</text:span></text:span><text:span text:style-name="Source_20_Text"><text:span text:style-name="T89">prop</text:span></text:span><text:span text:style-name="Source_20_Text"><text:span text:style-name="T86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86">);</text:span></text:span></text:p>
            <text:p text:style-name="P6"><text:span text:style-name="Source_20_Text"><text:span text:style-name="T15">randomBoolean</text:span></text:span><text:span text:style-name="Source_20_Text"><text:span text:style-name="T94">();</text:span></text:span></text:p>
            <text:p text:style-name="P6"><text:span text:style-name="Source_20_Text"><text:span text:style-name="T95">r</text:span></text:span><text:span text:style-name="Source_20_Text"><text:span text:style-name="T94">andomUUIDv7</text:span></text:span><text:span text:style-name="Source_20_Text"><text:span text:style-name="T96">(); </text:span></text:span></text:p>
            <text:p text:style-name="P6"><text:span text:style-name="Source_20_Text"><text:span text:style-name="T97">timestampID([size=21[,alphabet=</text:span></text:span><text:span text:style-name="Source_20_Text"><text:span text:style-name="T85">"ABCDEFGHIJKLMNOPQRSTUVWXYZabcdefghijklmnopqrstuvwxyz0123456789_-"</text:span></text:span><text:span text:style-name="Source_20_Text"><text:span text:style-name="T97">]]);</text:span></text:span></text:p>
            <text:p text:style-name="P6"><text:span text:style-name="Source_20_Text"><text:span text:style-name="T8">nanoid([size=21[,alphabet="123456789ABCDEFGHJKLMNPQRSTUVWXYZabcdefghijkmnopqrstuvwxyz"]]);</text:span></text:span></text:p>
            <text:p text:style-name="P6"><text:span text:style-name="Source_20_Text"><text:span text:style-name="T15">getUrlVars([str=location.search]);</text:span></text:span></text:p>
            <text:p text:style-name="P6"><text:span text:style-name="Source_20_Text"><text:span text:style-name="T15">obj2string(object);</text:span></text:span></text:p>
            <text:p text:style-name="P6"><text:span text:style-name="Source_20_Text"><text:span text:style-name="T98">classof</text:span></text:span><text:span text:style-name="Source_20_Text"><text:span text:style-name="T15">(</text:span></text:span><text:span text:style-name="Source_20_Text"><text:span text:style-name="T99">value</text:span></text:span><text:span text:style-name="Source_20_Text"><text:span text:style-name="T15">[,</text:span></text:span><text:span text:style-name="Source_20_Text"><text:span text:style-name="T100">class</text:span></text:span><text:span text:style-name="Source_20_Text"><text:span text:style-name="T15">[,throw=false]</text:span></text:span><text:span text:style-name="Source_20_Text"><text:span text:style-name="T101">]</text:span></text:span><text:span text:style-name="Source_20_Text"><text:span text:style-name="T15">);</text:span></text:span></text:p>
            <text:p text:style-name="P6"><text:span text:style-name="Source_20_Text"><text:span text:style-name="T102">ge</text:span></text:span><text:span text:style-name="Source_20_Text"><text:span text:style-name="T98">t</text:span></text:span><text:span text:style-name="Source_20_Text"><text:span text:style-name="T102">Type</text:span></text:span><text:span text:style-name="Source_20_Text"><text:span text:style-name="T15">(</text:span></text:span><text:span text:style-name="Source_20_Text"><text:span text:style-name="T99">value</text:span></text:span><text:span text:style-name="Source_20_Text"><text:span text:style-name="T15">[,</text:span></text:span><text:span text:style-name="Source_20_Text"><text:span text:style-name="T100">class</text:span></text:span><text:span text:style-name="Source_20_Text"><text:span text:style-name="T15">[,throw=false]</text:span></text:span><text:span text:style-name="Source_20_Text"><text:span text:style-name="T101">]</text:span></text:span><text:span text:style-name="Source_20_Text"><text:span text:style-name="T15">);</text:span></text:span></text:p>
            <text:p text:style-name="P19"><text:span text:style-name="Source_20_Text"><text:span text:style-name="T86">toObject(v</text:span></text:span><text:span text:style-name="Source_20_Text"><text:span text:style-name="T103">alu</text:span></text:span><text:span text:style-name="Source_20_Text"><text:span text:style-name="T104">e</text:span></text:span><text:span text:style-name="Source_20_Text"><text:span text:style-name="T86">);</text:span></text:span></text:p>
            <text:p text:style-name="P6"><text:span text:style-name="Source_20_Text"><text:span text:style-name="T15">bind(</text:span></text:span><text:span text:style-name="Source_20_Text"><text:span text:style-name="T80">function</text:span></text:span><text:span text:style-name="Source_20_Text"><text:span text:style-name="T15">,context);</text:span></text:span></text:p>
            <text:p text:style-name="P6"><text:span text:style-name="Source_20_Text"><text:span text:style-name="T105">unBind</text:span></text:span><text:span text:style-name="Source_20_Text"><text:span text:style-name="T106">(</text:span></text:span><text:span text:style-name="Source_20_Text"><text:span text:style-name="T107">f</text:span></text:span><text:span text:style-name="Source_20_Text"><text:span text:style-name="T108">unction</text:span></text:span><text:span text:style-name="Source_20_Text"><text:span text:style-name="T106">);</text:span></text:span></text:p>
            <text:p text:style-name="P6"><text:span text:style-name="Source_20_Text"><text:span text:style-name="T15">constant(value);</text:span></text:span></text:p>
            <text:p text:style-name="P20"><text:span text:style-name="Source_20_Text"><text:span text:style-name="T109">identity(value);</text:span></text:span></text:p>
            <text:p text:style-name="P20"><text:span text:style-name="Source_20_Text"><text:span text:style-name="T15">noop();</text:span></text:span></text:p>
            <text:p text:style-name="P21"><text:span text:style-name="Source_20_Text"><text:span text:style-name="T15">T();</text:span></text:span></text:p>
            <text:p text:style-name="P21"><text:span text:style-name="Source_20_Text"><text:span text:style-name="T15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String API</text:p>
          </table:table-cell>
          <table:table-cell table:style-name="Table5.A1" office:value-type="string">
            <text:p text:style-name="P24"><text:span text:style-name="Source_20_Text"><text:span text:style-name="T110">Assertion</text:span></text:span><text:span text:style-name="Source_20_Text"><text:span text:style-name="T111"> API</text:span></text:span></text:p>
          </table:table-cell>
          <table:table-cell table:style-name="Table5.C1" office:value-type="string">
            <text:p text:style-name="P25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5"/></text:span></text:p>
            <text:p text:style-name="P6"><text:span text:style-name="Source_20_Text"><text:span text:style-name="T15">strProper</text:span></text:span><text:span text:style-name="Source_20_Text"><text:span text:style-name="T112">c</text:span></text:span><text:span text:style-name="Source_20_Text"><text:span text:style-name="T15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 </text:span></text:span></text:p>
            <text:p text:style-name="P6"><text:span text:style-name="Source_20_Text"><text:span text:style-name="T115"/></text:span></text:p>
            <text:p text:style-name="P6"><text:span text:style-name="Source_20_Text"><text:span text:style-name="T115">s</text:span></text:span><text:span text:style-name="Source_20_Text"><text:span text:style-name="T15">tr</text:span></text:span><text:span text:style-name="Source_20_Text"><text:span text:style-name="T116">T</text:span></text:span><text:span text:style-name="Source_20_Text"><text:span text:style-name="T117">itle</text:span></text:span><text:span text:style-name="Source_20_Text"><text:span text:style-name="T112">c</text:span></text:span><text:span text:style-name="Source_20_Text"><text:span text:style-name="T15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Capitaliz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  <text:p text:style-name="P6"><text:span text:style-name="Source_20_Text"><text:span text:style-name="T118"/></text:span></text:p>
            <text:p text:style-name="P6"><text:span text:style-name="Source_20_Text"><text:span text:style-name="T118">strTruncate(st</text:span></text:span><text:span text:style-name="Source_20_Text"><text:span text:style-name="T119">ring</text:span></text:span><text:span text:style-name="Source_20_Text"><text:span text:style-name="T118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UpFirst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DownFirst(s</text:span></text:span><text:span text:style-name="Source_20_Text"><text:span text:style-name="T120">tri</text:span></text:span><text:span text:style-name="Source_20_Text"><text:span text:style-name="T80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Reverse(s</text:span></text:span><text:span text:style-name="Source_20_Text"><text:span text:style-name="T38">t</text:span></text:span><text:span text:style-name="Source_20_Text"><text:span text:style-name="T114">ri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CodePoints(s</text:span></text:span><text:span text:style-name="Source_20_Text"><text:span text:style-name="T121">t</text:span></text:span><text:span text:style-name="Source_20_Text"><text:span text:style-name="T119">ri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FromCodePoints(i</text:span></text:span><text:span text:style-name="Source_20_Text"><text:span text:style-name="T122">terator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At(s</text:span></text:span><text:span text:style-name="Source_20_Text"><text:span text:style-name="T123">tri</text:span></text:span><text:span text:style-name="Source_20_Text"><text:span text:style-name="T124">ng</text:span></text:span><text:span text:style-name="Source_20_Text"><text:span text:style-name="T15">,index[,newChar]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Splice(</text:span></text:span><text:span text:style-name="Source_20_Text"><text:span text:style-name="T123">str</text:span></text:span><text:span text:style-name="Source_20_Text"><text:span text:style-name="T42">ing</text:span></text:span><text:span text:style-name="Source_20_Text"><text:span text:style-name="T15">,index,count[,add</text:span></text:span><text:span text:style-name="Source_20_Text"><text:span text:style-name="T125">]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</text:span></text:span><text:span text:style-name="Source_20_Text"><text:span text:style-name="T126">HTML</text:span></text:span><text:span text:style-name="Source_20_Text"><text:span text:style-name="T15">RemoveTags(string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HTML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HTML</text:span></text:span><text:span text:style-name="Source_20_Text"><text:span text:style-name="T127">Un</text:span></text:span><text:span text:style-name="Source_20_Text"><text:span text:style-name="T15">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26"><text:span text:style-name="Source_20_Text"><text:span text:style-name="T119"/></text:span></text:p>
            <text:p text:style-name="P26"><text:span text:style-name="Source_20_Text"><text:span text:style-name="T119">a</text:span></text:span><text:span text:style-name="Source_20_Text"><text:span text:style-name="T15">ssert</text:span></text:span><text:span text:style-name="Source_20_Text"><text:span text:style-name="T119">(condition[,message]);</text:span></text:span></text:p>
            <text:p text:style-name="P27"><text:span text:style-name="Source_20_Text"><text:span text:style-name="T119">assertTrue(condition[,message]);</text:span></text:span></text:p>
            <text:p text:style-name="P27"><text:span text:style-name="Source_20_Text"><text:span text:style-name="T119"/></text:span></text:p>
            <text:p text:style-name="P27"><text:span text:style-name="Source_20_Text"><text:span text:style-name="T119">assertFalse(condition[,message]);</text:span></text:span></text:p>
            <text:p text:style-name="P27"><text:span text:style-name="Source_20_Text"><text:span text:style-name="T119"/></text:span></text:p>
            <text:p text:style-name="P28"><text:span text:style-name="Source_20_Text"><text:span text:style-name="T128">assertThrows</text:span></text:span><text:span text:style-name="Source_20_Text"><text:span text:style-name="T129">(callback[,message]);</text:span></text:span></text:p>
            <text:p text:style-name="P28"><text:span text:style-name="Source_20_Text"><text:span text:style-name="T129"/></text:span></text:p>
            <text:p text:style-name="P29"><text:span text:style-name="Source_20_Text"><text:span text:style-name="T130">assertFail(m</text:span></text:span><text:span text:style-name="Source_20_Text"><text:span text:style-name="T131">essage </text:span></text:span><text:span text:style-name="Source_20_Text"><text:span text:style-name="T132">OR error</text:span></text:span><text:span text:style-name="Source_20_Text"><text:span text:style-name="T130">);</text:span></text:span></text:p>
            <text:p text:style-name="P30"><text:span text:style-name="Source_20_Text"><text:span text:style-name="T119"/></text:span></text:p>
            <text:p text:style-name="P31"><text:span text:style-name="Source_20_Text"><text:span text:style-name="T119">assertEqual(value1,value2[,message]);</text:span></text:span></text:p>
            <text:p text:style-name="P31"><text:span text:style-name="Source_20_Text"><text:span text:style-name="T119">assertNotEqual</text:span></text:span><text:span text:style-name="Source_20_Text"><text:span text:style-name="T133">(</text:span></text:span><text:span text:style-name="Source_20_Text"><text:span text:style-name="T119">value1,value2[,message]);</text:span></text:span></text:p>
            <text:p text:style-name="P30"><text:span text:style-name="Source_20_Text"><text:span text:style-name="T119"/></text:span></text:p>
            <text:p text:style-name="P31"><text:span text:style-name="Source_20_Text"><text:span text:style-name="T119">assertStrict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31"><text:span text:style-name="Source_20_Text"><text:span text:style-name="T119">assertNotStrict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30"><text:span text:style-name="Source_20_Text"><text:span text:style-name="T119"/></text:span></text:p>
            <text:p text:style-name="P30"><text:span text:style-name="Source_20_Text"><text:span text:style-name="T119">assertDeep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27"><text:span text:style-name="Source_20_Text"><text:span text:style-name="T119">assertNotDeep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30"><text:span text:style-name="Source_20_Text"><text:span text:style-name="T119"/></text:span></text:p>
            <text:p text:style-name="P30"><text:span text:style-name="Source_20_Text"><text:span text:style-name="T119">assertDeepStrict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27"><text:span text:style-name="Source_20_Text"><text:span text:style-name="T119">assertNotDeepStrict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30"/>
            <text:p text:style-name="P31"><text:span text:style-name="Source_20_Text"><text:span text:style-name="T119">assertType</text:span></text:span><text:span text:style-name="Source_20_Text"><text:span text:style-name="T135">Of</text:span></text:span><text:span text:style-name="Source_20_Text"><text:span text:style-name="T119">(value,type</text:span></text:span><text:span text:style-name="Source_20_Text"><text:span text:style-name="T136">[,message]</text:span></text:span><text:span text:style-name="Source_20_Text"><text:span text:style-name="T119">);</text:span></text:span></text:p>
            <text:p text:style-name="P31"><text:span text:style-name="Source_20_Text"><text:span text:style-name="T119">assert</text:span></text:span><text:span text:style-name="Source_20_Text"><text:span text:style-name="T137">Not</text:span></text:span><text:span text:style-name="Source_20_Text"><text:span text:style-name="T119">Type</text:span></text:span><text:span text:style-name="Source_20_Text"><text:span text:style-name="T135">Of</text:span></text:span><text:span text:style-name="Source_20_Text"><text:span text:style-name="T119">(</text:span></text:span><text:span text:style-name="Source_20_Text"><text:span text:style-name="T138">value,</text:span></text:span><text:span text:style-name="Source_20_Text"><text:span text:style-name="T119">type</text:span></text:span><text:span text:style-name="Source_20_Text"><text:span text:style-name="T137">String</text:span></text:span><text:span text:style-name="Source_20_Text"><text:span text:style-name="T136">[,message]</text:span></text:span><text:span text:style-name="Source_20_Text"><text:span text:style-name="T119">);</text:span></text:span></text:p>
            <text:p text:style-name="P30"><text:span text:style-name="Source_20_Text"><text:span text:style-name="T128"/></text:span></text:p>
            <text:p text:style-name="P27"><text:span text:style-name="Source_20_Text"><text:span text:style-name="T119">assert</text:span></text:span><text:span text:style-name="Source_20_Text"><text:span text:style-name="T135">InstanceOf</text:span></text:span><text:span text:style-name="Source_20_Text"><text:span text:style-name="T119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message]</text:span></text:span><text:span text:style-name="Source_20_Text"><text:span text:style-name="T119">);</text:span></text:span></text:p>
            <text:p text:style-name="P32"><text:span text:style-name="Source_20_Text"><text:span text:style-name="T119">assert</text:span></text:span><text:span text:style-name="Source_20_Text"><text:span text:style-name="T137">Not</text:span></text:span><text:span text:style-name="Source_20_Text"><text:span text:style-name="T135">InstanceOf</text:span></text:span><text:span text:style-name="Source_20_Text"><text:span text:style-name="T119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message]</text:span></text:span><text:span text:style-name="Source_20_Text"><text:span text:style-name="T119">);</text:span></text:span></text:p>
            <text:p text:style-name="P30"><text:span text:style-name="Source_20_Text"><text:span text:style-name="T128"/></text:span></text:p>
            <text:p text:style-name="P30"><text:span text:style-name="Source_20_Text"><text:span text:style-name="T128">assertIsNil(value[,message]);</text:span></text:span></text:p>
            <text:p text:style-name="P30"><text:span text:style-name="Source_20_Text"><text:span text:style-name="T128">assertIsNotNil(value[,message]);</text:span></text:span></text:p>
            <text:p text:style-name="P33"><text:span text:style-name="Source_20_Text"><text:span text:style-name="T130"/></text:span></text:p>
            <text:p text:style-name="P30"><text:span text:style-name="Source_20_Text"><text:span text:style-name="T128">assertMatch(s</text:span></text:span><text:span text:style-name="Source_20_Text"><text:span text:style-name="T139">tring</text:span></text:span><text:span text:style-name="Source_20_Text"><text:span text:style-name="T128">,r</text:span></text:span><text:span text:style-name="Source_20_Text"><text:span text:style-name="T139">egexp</text:span></text:span><text:span text:style-name="Source_20_Text"><text:span text:style-name="T128">, m</text:span></text:span><text:span text:style-name="Source_20_Text"><text:span text:style-name="T139">essage</text:span></text:span><text:span text:style-name="Source_20_Text"><text:span text:style-name="T128">);</text:span></text:span></text:p>
            <text:p text:style-name="P27"><text:span text:style-name="Source_20_Text"><text:span text:style-name="T139">assertD</text:span></text:span><text:span text:style-name="Source_20_Text"><text:span text:style-name="T128">oesNotMatch(s</text:span></text:span><text:span text:style-name="Source_20_Text"><text:span text:style-name="T139">tring</text:span></text:span><text:span text:style-name="Source_20_Text"><text:span text:style-name="T128">, r</text:span></text:span><text:span text:style-name="Source_20_Text"><text:span text:style-name="T139">egexp</text:span></text:span><text:span text:style-name="Source_20_Text"><text:span text:style-name="T128">, m</text:span></text:span><text:span text:style-name="Source_20_Text"><text:span text:style-name="T139">essage</text:span></text:span><text:span text:style-name="Source_20_Text"><text:span text:style-name="T128">);</text:span></text:span></text:p>
          </table:table-cell>
          <table:table-cell table:style-name="Table5.C2" office:value-type="string">
            <text:p text:style-name="P34">sum(value1[,valueN]);</text:p>
            <text:p text:style-name="P34">avg(value1[,valueN]);</text:p>
            <text:p text:style-name="P34">product(value1[,valueN]);</text:p>
            <text:p text:style-name="P34">clamp(value,min,max);</text:p>
            <text:p text:style-name="P34"><text:span text:style-name="T140">minmax</text:span>(value,min,max);</text:p>
            <text:p text:style-name="P35"><text:span text:style-name="Source_20_Text"><text:span text:style-name="T15">inRange(value,min,max);</text:span></text:span></text:p>
            <text:p text:style-name="P35"><text:span text:style-name="Source_20_Text"><text:span text:style-name="T141">signbit(value);</text:span></text:span></text:p>
            <text:p text:style-name="P35"><text:span text:style-name="Source_20_Text"><text:span text:style-name="T141"/></text:span></text:p>
            <text:p text:style-name="P36"><text:span text:style-name="Source_20_Text"><text:span text:style-name="T15">randomInt([max]);</text:span></text:span></text:p>
            <text:p text:style-name="P36"><text:span text:style-name="Source_20_Text"><text:span text:style-name="T15">randomInt(min,max);</text:span></text:span></text:p>
            <text:p text:style-name="P36"><text:span text:style-name="Source_20_Text"><text:span text:style-name="T15">randomFloat([max]);</text:span></text:span></text:p>
            <text:p text:style-name="P36"><text:span text:style-name="Source_20_Text"><text:span text:style-name="T15">randomFloat(min,max);</text:span></text:span></text:p>
            <text:p text:style-name="P36"><text:span text:style-name="Source_20_Text"><text:span text:style-name="T141"/></text:span></text:p>
            <text:p text:style-name="P34">isEven(value);</text:p>
            <text:p text:style-name="P34">isOdd(valu<text:span text:style-name="T142">e</text:span>);</text:p>
            <text:p text:style-name="P37">isInt8(value);</text:p>
            <text:p text:style-name="P37">isInt16(value);</text:p>
            <text:p text:style-name="P37">isUInt32(value);</text:p>
            <text:p text:style-name="P37">isUInt8(value);</text:p>
            <text:p text:style-name="P37">isUInt16(value);</text:p>
            <text:p text:style-name="P37">isInt32(value);</text:p>
            <text:p text:style-name="P37">isBigInt64(value);</text:p>
            <text:p text:style-name="P38"><text:span text:style-name="T143">i</text:span><text:span text:style-name="T144">s</text:span>BigUInt64(value);</text:p>
            <text:p text:style-name="P38"><text:span text:style-name="T144">is</text:span>Float<text:span text:style-name="T145">16</text:span>(value);</text:p>
            <text:p text:style-name="P36"><text:span text:style-name="Source_20_Text"><text:span text:style-name="T141">isFloat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41">);</text:span></text:span></text:p>
            <text:p text:style-name="P36"><text:span text:style-name="Source_20_Text"><text:span text:style-name="T141"/></text:span></text:p>
            <text:p text:style-name="P36"><text:span text:style-name="Source_20_Text"><text:span text:style-name="T146">toInteger(valu</text:span></text:span><text:span text:style-name="Source_20_Text"><text:span text:style-name="T147">e</text:span></text:span><text:span text:style-name="Source_20_Text"><text:span text:style-name="T146">);</text:span></text:span></text:p>
            <text:p text:style-name="P39"><text:span text:style-name="Source_20_Text"><text:span text:style-name="T148">toIntegerOrInfinity(value);</text:span></text:span></text:p>
            <text:p text:style-name="P34"><text:span text:style-name="T149">t</text:span><text:span text:style-name="T150">oInt8(value);</text:span></text:p>
            <text:p text:style-name="P38">toInt16(value);</text:p>
            <text:p text:style-name="P38">toInt32(value);</text:p>
            <text:p text:style-name="P38">toUInt8(value);</text:p>
            <text:p text:style-name="P38">toUInt<text:span text:style-name="T151">1</text:span>6(value);</text:p>
            <text:p text:style-name="P38">toUInt32(value;</text:p>
            <text:p text:style-name="P38">toBigInt64(value);</text:p>
            <text:p text:style-name="P38">toBigUInt64(value);</text:p>
            <text:p text:style-name="P38"><text:span text:style-name="T151">toFloat</text:span><text:span text:style-name="T144">16</text:span><text:span text:style-name="T151">(value);</text:span></text:p>
            <text:p text:style-name="P37"><text:span text:style-name="Source_20_Text"><text:span text:style-name="T152">toFloat32(value);</text:span></text:span></text:p>
          </table:table-cell>
        </table:table-row>
      </table:table>
      <text:p text:style-name="P4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53">Collections </text:span></text:span><text:span text:style-name="Source_20_Text"><text:span text:style-name="T154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55">arrayCreate([length = 0]);</text:span></text:span></text:p>
            <text:p text:style-name="P43"><text:span text:style-name="Source_20_Text"><text:span text:style-name="T155">arrayDeepClone(array);</text:span></text:span></text:p>
            <text:p text:style-name="P43"><text:span text:style-name="Source_20_Text"><text:span text:style-name="T155">arrayMerge(target,so</text:span></text:span><text:span text:style-name="Source_20_Text"><text:span text:style-name="T156">ur</text:span></text:span><text:span text:style-name="Source_20_Text"><text:span text:style-name="T157">c</text:span></text:span><text:span text:style-name="Source_20_Text"><text:span text:style-name="T155">e</text:span></text:span><text:span text:style-name="Source_20_Text"><text:span text:style-name="T156">1</text:span></text:span><text:span text:style-name="Source_20_Text"><text:span text:style-name="T155">[,</text:span></text:span><text:span text:style-name="Source_20_Text"><text:span text:style-name="T157">s</text:span></text:span><text:span text:style-name="Source_20_Text"><text:span text:style-name="T156">ou</text:span></text:span><text:span text:style-name="Source_20_Text"><text:span text:style-name="T157">r</text:span></text:span><text:span text:style-name="Source_20_Text"><text:span text:style-name="T156">ce</text:span></text:span><text:span text:style-name="Source_20_Text"><text:span text:style-name="T155">N]);</text:span></text:span></text:p>
            <text:p text:style-name="P44"><text:span text:style-name="Source_20_Text"><text:span text:style-name="T158">arrayAdd</text:span></text:span><text:span text:style-name="Source_20_Text"><text:span text:style-name="T155">(array,value);</text:span></text:span></text:p>
            <text:p text:style-name="P44"><text:span text:style-name="Source_20_Text"><text:span text:style-name="T155">arrayClear(array); </text:span></text:span></text:p>
            <text:p text:style-name="P44"><text:span text:style-name="Source_20_Text"><text:span text:style-name="T159">arrayRemove(array,value[,all </text:span></text:span><text:span text:style-name="Source_20_Text"><text:span text:style-name="T160">= false</text:span></text:span><text:span text:style-name="Source_20_Text"><text:span text:style-name="T159">]);</text:span></text:span></text:p>
            <text:p text:style-name="P45"><text:span text:style-name="Source_20_Text"><text:span text:style-name="T159">arrayRemove</text:span></text:span><text:span text:style-name="Source_20_Text"><text:span text:style-name="T161">By</text:span></text:span><text:span text:style-name="Source_20_Text"><text:span text:style-name="T159">(array,c</text:span></text:span><text:span text:style-name="Source_20_Text"><text:span text:style-name="T161">allback</text:span></text:span><text:span text:style-name="Source_20_Text"><text:span text:style-name="T159">[,all</text:span></text:span><text:span text:style-name="Source_20_Text"><text:span text:style-name="T160">=false</text:span></text:span><text:span text:style-name="Source_20_Text"><text:span text:style-name="T159">]);</text:span></text:span></text:p>
            <text:p text:style-name="P46"><text:span text:style-name="Source_20_Text"><text:span text:style-name="T162"/></text:span></text:p>
            <text:p text:style-name="P46"><text:span text:style-name="Source_20_Text"><text:span text:style-name="T162">arrayRange([start=0[,end = </text:span></text:span><text:span text:style-name="Source_20_Text"><text:span text:style-name="T163">99</text:span></text:span><text:span text:style-name="Source_20_Text"><text:span text:style-name="T162">[,step = 1]]]);</text:span></text:span></text:p>
            <text:p text:style-name="P47"><text:span text:style-name="Source_20_Text"><text:span text:style-name="T164">iterRange([start=0[,step=1[,end=Infinity]]]);</text:span></text:span></text:p>
            <text:p text:style-name="P48"><text:span text:style-name="Source_20_Text"><text:span text:style-name="T8">arrayCycle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66">= 100</text:span></text:span><text:span text:style-name="Source_20_Text"><text:span text:style-name="T8">]);</text:span></text:span></text:p>
            <text:p text:style-name="P47"><text:span text:style-name="Source_20_Text"><text:span text:style-name="T164">iterCycle(iter</text:span></text:span><text:span text:style-name="Source_20_Text"><text:span text:style-name="T167">ator</text:span></text:span><text:span text:style-name="Source_20_Text"><text:span text:style-name="T164">[,n </text:span></text:span><text:span text:style-name="Source_20_Text"><text:span text:style-name="T168">= Infinity</text:span></text:span><text:span text:style-name="Source_20_Text"><text:span text:style-name="T164">]);</text:span></text:span></text:p>
            <text:p text:style-name="P49"><text:span text:style-name="Source_20_Text"><text:span text:style-name="T8">arrayRepeat(value[,n </text:span></text:span><text:span text:style-name="Source_20_Text"><text:span text:style-name="T169">= 100</text:span></text:span><text:span text:style-name="Source_20_Text"><text:span text:style-name="T8">]);</text:span></text:span></text:p>
            <text:p text:style-name="P47"><text:span text:style-name="Source_20_Text"><text:span text:style-name="T8">iterRepeat(value[,n </text:span></text:span><text:span text:style-name="Source_20_Text"><text:span text:style-name="T168">= Infinity</text:span></text:span><text:span text:style-name="Source_20_Text"><text:span text:style-name="T8">]);</text:span></text:span></text:p>
            <text:p text:style-name="P50"><text:span text:style-name="Source_20_Text"><text:span text:style-name="T170">unique(iterator[,resolver]);</text:span></text:span></text:p>
            <text:p text:style-name="P50"><text:span text:style-name="Source_20_Text"><text:span text:style-name="T164">slice(i</text:span></text:span><text:span text:style-name="Source_20_Text"><text:span text:style-name="T165">terator</text:span></text:span><text:span text:style-name="Source_20_Text"><text:span text:style-name="T164">[,begin=0[,end = Infinity]]);</text:span></text:span></text:p>
            <text:p text:style-name="P48"><text:span text:style-name="Source_20_Text"><text:span text:style-name="T164">withOut(i</text:span></text:span><text:span text:style-name="Source_20_Text"><text:span text:style-name="T165">terator</text:span></text:span><text:span text:style-name="Source_20_Text"><text:span text:style-name="T164">,filter</text:span></text:span><text:span text:style-name="Source_20_Text"><text:span text:style-name="T165">Iterator</text:span></text:span><text:span text:style-name="Source_20_Text"><text:span text:style-name="T164">);</text:span></text:span></text:p>
            <text:p text:style-name="P51"><text:span text:style-name="Source_20_Text"><text:span text:style-name="T8">reduce(i</text:span></text:span><text:span text:style-name="Source_20_Text"><text:span text:style-name="T165">terator</text:span></text:span><text:span text:style-name="Source_20_Text"><text:span text:style-name="T8">,callback[,initialvalue]);</text:span></text:span></text:p>
            <text:p text:style-name="P51"><text:span text:style-name="Source_20_Text"><text:span text:style-name="T171">count</text:span></text:span><text:span text:style-name="Source_20_Text"><text:span text:style-name="T8">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/></text:span></text:p>
            <text:p text:style-name="P51"><text:span text:style-name="Source_20_Text"><text:span text:style-name="T8">take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72">= 1</text:span></text:span><text:span text:style-name="Source_20_Text"><text:span text:style-name="T8">]);</text:span></text:span></text:p>
            <text:p text:style-name="P51"><text:span text:style-name="Source_20_Text"><text:span text:style-name="T8">takeWhile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>takeRight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72">= 1</text:span></text:span><text:span text:style-name="Source_20_Text"><text:span text:style-name="T8">]);</text:span></text:span></text:p>
            <text:p text:style-name="P51"><text:span text:style-name="Source_20_Text"><text:span text:style-name="T8">takeRightWhile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>drop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72">= 1</text:span></text:span><text:span text:style-name="Source_20_Text"><text:span text:style-name="T8">]);</text:span></text:span><text:span text:style-name="Source_20_Text"><text:span text:style-name="T173"> </text:span></text:span></text:p>
            <text:p text:style-name="P51"><text:span text:style-name="Source_20_Text"><text:span text:style-name="T8">dropWhile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>dropRight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72">= 1</text:span></text:span><text:span text:style-name="Source_20_Text"><text:span text:style-name="T8">]);</text:span></text:span></text:p>
            <text:p text:style-name="P51"><text:span text:style-name="Source_20_Text"><text:span text:style-name="T8">dropRightWhile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/></text:span></text:p>
            <text:p text:style-name="P51"><text:span text:style-name="Source_20_Text"><text:span text:style-name="T8">isSuperset();</text:span></text:span></text:p>
            <text:p text:style-name="P51"><text:span text:style-name="Source_20_Text"><text:span text:style-name="T8">arrayDifference();</text:span></text:span></text:p>
            <text:p text:style-name="P51"><text:span text:style-name="Source_20_Text"><text:span text:style-name="T8">arrayIntersection();</text:span></text:span></text:p>
            <text:p text:style-name="P51"><text:span text:style-name="Source_20_Text"><text:span text:style-name="T8">arraySymmetricDifference();</text:span></text:span></text:p>
            <text:p text:style-name="P51"><text:span text:style-name="Source_20_Text"><text:span text:style-name="T8">arrayUnion();</text:span></text:span></text:p>
            <text:p text:style-name="P51"><text:span text:style-name="Source_20_Text"><text:span text:style-name="T8">setDifference();</text:span></text:span></text:p>
            <text:p text:style-name="P51"><text:span text:style-name="Source_20_Text"><text:span text:style-name="T8">setIntersection();</text:span></text:span></text:p>
            <text:p text:style-name="P51"><text:span text:style-name="Source_20_Text"><text:span text:style-name="T8">setSymmetricDifference();</text:span></text:span></text:p>
            <text:p text:style-name="P51"><text:span text:style-name="Source_20_Text"><text:span text:style-name="T8">setUnion(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74">forEach</text:span></text:span><text:span text:style-name="Source_20_Text"><text:span text:style-name="T164">(i</text:span></text:span><text:span text:style-name="Source_20_Text"><text:span text:style-name="T165">terator</text:span></text:span><text:span text:style-name="Source_20_Text"><text:span text:style-name="T164">,callback);</text:span></text:span></text:p>
            <text:p text:style-name="P52"><text:span text:style-name="Source_20_Text"><text:span text:style-name="T175">map(i</text:span></text:span><text:span text:style-name="Source_20_Text"><text:span text:style-name="T176">terator</text:span></text:span><text:span text:style-name="Source_20_Text"><text:span text:style-name="T175">,callback);</text:span></text:span></text:p>
            <text:p text:style-name="P51"><text:span text:style-name="Source_20_Text"><text:span text:style-name="T164">enumerate(i</text:span></text:span><text:span text:style-name="Source_20_Text"><text:span text:style-name="T165">terator</text:span></text:span><text:span text:style-name="Source_20_Text"><text:span text:style-name="T164">[,offset = 0]);</text:span></text:span></text:p>
            <text:p text:style-name="P51"><text:span text:style-name="Source_20_Text"><text:span text:style-name="T177">entries</text:span></text:span><text:span text:style-name="Source_20_Text"><text:span text:style-name="T164">(i</text:span></text:span><text:span text:style-name="Source_20_Text"><text:span text:style-name="T165">terator</text:span></text:span><text:span text:style-name="Source_20_Text"><text:span text:style-name="T164">[,offset = 0]);</text:span></text:span></text:p>
            <text:p text:style-name="P51"><text:span text:style-name="Source_20_Text"><text:span text:style-name="T8">size(i</text:span></text:span><text:span text:style-name="Source_20_Text"><text:span text:style-name="T165">terator</text:span></text:span><text:span text:style-name="Source_20_Text"><text:span text:style-name="T8">);</text:span></text:span></text:p>
            <text:p text:style-name="P53"><text:span text:style-name="Source_20_Text"><text:span text:style-name="T178"/></text:span></text:p>
            <text:p text:style-name="P51"><text:span text:style-name="Source_20_Text"><text:span text:style-name="T8">every(i</text:span></text:span><text:span text:style-name="Source_20_Text"><text:span text:style-name="T165">terator</text:span></text:span><text:span text:style-name="Source_20_Text"><text:span text:style-name="T8">,c</text:span></text:span><text:span text:style-name="Source_20_Text"><text:span text:style-name="T179">allback</text:span></text:span><text:span text:style-name="Source_20_Text"><text:span text:style-name="T8">);</text:span></text:span></text:p>
            <text:p text:style-name="P51"><text:span text:style-name="Source_20_Text"><text:span text:style-name="T8">some(i</text:span></text:span><text:span text:style-name="Source_20_Text"><text:span text:style-name="T165">terator</text:span></text:span><text:span text:style-name="Source_20_Text"><text:span text:style-name="T8">,c</text:span></text:span><text:span text:style-name="Source_20_Text"><text:span text:style-name="T179">allback</text:span></text:span><text:span text:style-name="Source_20_Text"><text:span text:style-name="T8">);</text:span></text:span><text:span text:style-name="Source_20_Text"><text:span text:style-name="T180"> </text:span></text:span></text:p>
            <text:p text:style-name="P51"><text:span text:style-name="Source_20_Text"><text:span text:style-name="T164">none(i</text:span></text:span><text:span text:style-name="Source_20_Text"><text:span text:style-name="T165">terator</text:span></text:span><text:span text:style-name="Source_20_Text"><text:span text:style-name="T164">,c</text:span></text:span><text:span text:style-name="Source_20_Text"><text:span text:style-name="T179">allback</text:span></text:span><text:span text:style-name="Source_20_Text"><text:span text:style-name="T164">);</text:span></text:span></text:p>
            <text:p text:style-name="P51"><text:span text:style-name="Source_20_Text"><text:span text:style-name="T8">includes(i</text:span></text:span><text:span text:style-name="Source_20_Text"><text:span text:style-name="T165">terator</text:span></text:span><text:span text:style-name="Source_20_Text"><text:span text:style-name="T8">,value);</text:span></text:span></text:p>
            <text:p text:style-name="P51"><text:span text:style-name="Source_20_Text"><text:span text:style-name="T181">contains</text:span></text:span><text:span text:style-name="Source_20_Text"><text:span text:style-name="T8">(i</text:span></text:span><text:span text:style-name="Source_20_Text"><text:span text:style-name="T165">terator</text:span></text:span><text:span text:style-name="Source_20_Text"><text:span text:style-name="T8">,value);</text:span></text:span></text:p>
            <text:p text:style-name="P51"><text:span text:style-name="Source_20_Text"><text:span text:style-name="T8">find(i</text:span></text:span><text:span text:style-name="Source_20_Text"><text:span text:style-name="T165">terator</text:span></text:span><text:span text:style-name="Source_20_Text"><text:span text:style-name="T8">,c</text:span></text:span><text:span text:style-name="Source_20_Text"><text:span text:style-name="T179">allback</text:span></text:span><text:span text:style-name="Source_20_Text"><text:span text:style-name="T8">);</text:span></text:span></text:p>
            <text:p text:style-name="P51"><text:span text:style-name="Source_20_Text"><text:span text:style-name="T8">findLast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>filter(i</text:span></text:span><text:span text:style-name="Source_20_Text"><text:span text:style-name="T165">terator</text:span></text:span><text:span text:style-name="Source_20_Text"><text:span text:style-name="T8">,c</text:span></text:span><text:span text:style-name="Source_20_Text"><text:span text:style-name="T179">allback</text:span></text:span><text:span text:style-name="Source_20_Text"><text:span text:style-name="T8">);</text:span></text:span></text:p>
            <text:p text:style-name="P51"><text:span text:style-name="Source_20_Text"><text:span text:style-name="T182">reject(i</text:span></text:span><text:span text:style-name="Source_20_Text"><text:span text:style-name="T165">terator</text:span></text:span><text:span text:style-name="Source_20_Text"><text:span text:style-name="T182">,c</text:span></text:span><text:span text:style-name="Source_20_Text"><text:span text:style-name="T179">allback</text:span></text:span><text:span text:style-name="Source_20_Text"><text:span text:style-name="T182">);</text:span></text:span></text:p>
            <text:p text:style-name="P48"><text:span text:style-name="Source_20_Text"><text:span text:style-name="T183">p</text:span></text:span><text:span text:style-name="Source_20_Text"><text:span text:style-name="T184">artition(i</text:span></text:span><text:span text:style-name="Source_20_Text"><text:span text:style-name="T185">terator</text:span></text:span><text:span text:style-name="Source_20_Text"><text:span text:style-name="T184">,c</text:span></text:span><text:span text:style-name="Source_20_Text"><text:span text:style-name="T186">a</text:span></text:span><text:span text:style-name="Source_20_Text"><text:span text:style-name="T187">llb</text:span></text:span><text:span text:style-name="Source_20_Text"><text:span text:style-name="T186">a</text:span></text:span><text:span text:style-name="Source_20_Text"><text:span text:style-name="T187">ck</text:span></text:span><text:span text:style-name="Source_20_Text"><text:span text:style-name="T184">);</text:span></text:span></text:p>
            <text:p text:style-name="P54"><text:span text:style-name="Source_20_Text"><text:span text:style-name="T188"/></text:span></text:p>
            <text:p text:style-name="P48"><text:span text:style-name="Source_20_Text"><text:span text:style-name="T8">zip(i</text:span></text:span><text:span text:style-name="Source_20_Text"><text:span text:style-name="T165">terator1</text:span></text:span><text:span text:style-name="Source_20_Text"><text:span text:style-name="T8">[,</text:span></text:span><text:span text:style-name="Source_20_Text"><text:span text:style-name="T165">iteratorN</text:span></text:span><text:span text:style-name="Source_20_Text"><text:span text:style-name="T8">]);</text:span></text:span></text:p>
            <text:p text:style-name="P55"><text:span text:style-name="Source_20_Text"><text:span text:style-name="T189">unzip(i</text:span></text:span><text:span text:style-name="Source_20_Text"><text:span text:style-name="T185">terator</text:span></text:span><text:span text:style-name="Source_20_Text"><text:span text:style-name="T189">);</text:span></text:span></text:p>
            <text:p text:style-name="P55"><text:span text:style-name="Source_20_Text"><text:span text:style-name="T189">zipObj(i</text:span></text:span><text:span text:style-name="Source_20_Text"><text:span text:style-name="T185">terator1</text:span></text:span><text:span text:style-name="Source_20_Text"><text:span text:style-name="T189">,i</text:span></text:span><text:span text:style-name="Source_20_Text"><text:span text:style-name="T185">terator1</text:span></text:span><text:span text:style-name="Source_20_Text"><text:span text:style-name="T189">);</text:span></text:span></text:p>
            <text:p text:style-name="P51"><text:span text:style-name="Source_20_Text"><text:span text:style-name="T188">shuffle(i</text:span></text:span><text:span text:style-name="Source_20_Text"><text:span text:style-name="T165">terator</text:span></text:span><text:span text:style-name="Source_20_Text"><text:span text:style-name="T188">);</text:span></text:span></text:p>
            <text:p text:style-name="P51"><text:span text:style-name="Source_20_Text"><text:span text:style-name="T188"/></text:span></text:p>
            <text:p text:style-name="P56"><text:span text:style-name="Source_20_Text"><text:span text:style-name="T8">min(v</text:span></text:span><text:span text:style-name="Source_20_Text"><text:span text:style-name="T190">alue1[,valueN]</text:span></text:span><text:span text:style-name="Source_20_Text"><text:span text:style-name="T8">);</text:span></text:span></text:p>
            <text:p text:style-name="P57"><text:span text:style-name="Source_20_Text"><text:span text:style-name="T191">max(v</text:span></text:span><text:span text:style-name="Source_20_Text"><text:span text:style-name="T192">alue1[,valueN]</text:span></text:span><text:span text:style-name="Source_20_Text"><text:span text:style-name="T191">);</text:span></text:span></text:p>
            <text:p text:style-name="P51"><text:span text:style-name="Source_20_Text"><text:span text:style-name="T193">sort(i</text:span></text:span><text:span text:style-name="Source_20_Text"><text:span text:style-name="T165">terator</text:span></text:span><text:span text:style-name="Source_20_Text"><text:span text:style-name="T194">[</text:span></text:span><text:span text:style-name="Source_20_Text"><text:span text:style-name="T193">,number</text:span></text:span><text:span text:style-name="Source_20_Text"><text:span text:style-name="T195">s = false</text:span></text:span><text:span text:style-name="Source_20_Text"><text:span text:style-name="T194">]</text:span></text:span><text:span text:style-name="Source_20_Text"><text:span text:style-name="T193">);</text:span></text:span></text:p>
            <text:p text:style-name="P51"><text:span text:style-name="Source_20_Text"><text:span text:style-name="T188">reverse(i</text:span></text:span><text:span text:style-name="Source_20_Text"><text:span text:style-name="T165">terator</text:span></text:span><text:span text:style-name="Source_20_Text"><text:span text:style-name="T188">);</text:span></text:span></text:p>
            <text:p text:style-name="P56"><text:span text:style-name="Source_20_Text"><text:span text:style-name="T8"/></text:span></text:p>
            <text:p text:style-name="P48"><text:span text:style-name="Source_20_Text"><text:span text:style-name="T8">item(i</text:span></text:span><text:span text:style-name="Source_20_Text"><text:span text:style-name="T165">terator</text:span></text:span><text:span text:style-name="Source_20_Text"><text:span text:style-name="T8">,index);</text:span></text:span></text:p>
            <text:p text:style-name="P48"><text:span text:style-name="Source_20_Text"><text:span text:style-name="T196">nth(i</text:span></text:span><text:span text:style-name="Source_20_Text"><text:span text:style-name="T165">terator</text:span></text:span><text:span text:style-name="Source_20_Text"><text:span text:style-name="T196">,index);</text:span></text:span></text:p>
            <text:p text:style-name="P51"><text:span text:style-name="Source_20_Text"><text:span text:style-name="T8">first(i</text:span></text:span><text:span text:style-name="Source_20_Text"><text:span text:style-name="T165">terator</text:span></text:span><text:span text:style-name="Source_20_Text"><text:span text:style-name="T8">);</text:span></text:span></text:p>
            <text:p text:style-name="P51"><text:span text:style-name="Source_20_Text"><text:span text:style-name="T197">head(i</text:span></text:span><text:span text:style-name="Source_20_Text"><text:span text:style-name="T185">terator</text:span></text:span><text:span text:style-name="Source_20_Text"><text:span text:style-name="T197">);</text:span></text:span></text:p>
            <text:p text:style-name="P58"><text:span text:style-name="Source_20_Text"><text:span text:style-name="T155">last(i</text:span></text:span><text:span text:style-name="Source_20_Text"><text:span text:style-name="T176">terator</text:span></text:span><text:span text:style-name="Source_20_Text"><text:span text:style-name="T155">);</text:span></text:span></text:p>
            <text:p text:style-name="P59">initial(i<text:span text:style-name="Source_20_Text"><text:span text:style-name="T198">terator</text:span></text:span>);</text:p>
            <text:p text:style-name="P51"><text:span text:style-name="Source_20_Text"><text:span text:style-name="T8">tail(i</text:span></text:span><text:span text:style-name="Source_20_Text"><text:span text:style-name="T165">terator</text:span></text:span><text:span text:style-name="Source_20_Text"><text:span text:style-name="T8">);</text:span></text:span></text:p>
            <text:p text:style-name="P51"><text:span text:style-name="Source_20_Text"><text:span text:style-name="T8"/></text:span></text:p>
            <text:p text:style-name="P51"><text:span text:style-name="Source_20_Text"><text:span text:style-name="T199">flat(i</text:span></text:span><text:span text:style-name="Source_20_Text"><text:span text:style-name="T165">terator</text:span></text:span><text:span text:style-name="Source_20_Text"><text:span text:style-name="T199">);</text:span></text:span></text:p>
            <text:p text:style-name="P51"><text:span text:style-name="Source_20_Text"><text:span text:style-name="T8">concat(i</text:span></text:span><text:span text:style-name="Source_20_Text"><text:span text:style-name="T165">terator1</text:span></text:span><text:span text:style-name="Source_20_Text"><text:span text:style-name="T8">[,</text:span></text:span><text:span text:style-name="Source_20_Text"><text:span text:style-name="T165">iteratorN</text:span></text:span><text:span text:style-name="Source_20_Text"><text:span text:style-name="T8">]);</text:span></text:span></text:p>
            <text:p text:style-name="P51"><text:span text:style-name="Source_20_Text"><text:span text:style-name="T164">join(i</text:span></text:span><text:span text:style-name="Source_20_Text"><text:span text:style-name="T165">terator</text:span></text:span><text:span text:style-name="Source_20_Text"><text:span text:style-name="T164">[,separator </text:span></text:span><text:span text:style-name="Source_20_Text"><text:span text:style-name="T200">= ","</text:span></text:span><text:span text:style-name="Source_20_Text"><text:span text:style-name="T164">]);</text:span></text:span></text:p>
          </table:table-cell>
          <table:table-cell table:style-name="Table4.C2" office:value-type="string">
            <text:p text:style-name="P60"><text:span text:style-name="Source_20_Text"><text:span text:style-name="T8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5">Array.fromAsync(); </text:span></text:span></text:a></text:p>
            <text:p text:style-name="P61"><text:span text:style-name="Source_20_Text"><text:span text:style-name="T15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1">Array.prototype.toReversed();</text:span></text:span></text:a></text:p>
            <text:p text:style-name="P60"><text:span text:style-name="Source_20_Text"><text:span text:style-name="T8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5">Array.prototype.toSorted();</text:span></text:span></text:a></text:p>
            <text:p text:style-name="P60"><text:span text:style-name="Source_20_Text"><text:span text:style-name="T8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5">Array.prototype.toSpliced();</text:span></text:span></text:a></text:p>
            <text:p text:style-name="P60"><text:span text:style-name="Source_20_Text"><text:span text:style-name="T8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5">Array.prototype.with();</text:span></text:span></text:a></text:p>
            <text:p text:style-name="P62"><text:span text:style-name="Source_20_Text"><text:span text:style-name="T8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55">crypto.randomUUID();</text:span></text:span></text:a></text:p>
            <text:p text:style-name="P62"><text:span text:style-name="Source_20_Text"><text:span text:style-name="T8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2">Error.isError();</text:span></text:span></text:a></text:p>
            <text:p text:style-name="P62"><text:span text:style-name="Source_20_Text"><text:span text:style-name="T8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5">globalThis;</text:span></text:span></text:a></text:p>
            <text:p text:style-name="P62"><text:span text:style-name="Source_20_Text"><text:span text:style-name="T8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5">Map.groupBy();</text:span></text:span></text:a></text:p>
            <text:p text:style-name="P64"><text:span text:style-name="Source_20_Text"><text:span text:style-name="T8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5">Math.sumPrecise();</text:span></text:span></text:a></text:p>
            <text:p text:style-name="P64"><text:span text:style-name="Source_20_Text"><text:span text:style-name="T8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3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5">Object</text:span></text:span><text:span text:style-name="Source_20_Text"><text:span text:style-name="T204">.</text:span></text:span><text:span text:style-name="Source_20_Text"><text:span text:style-name="T205">hasOwn();</text:span></text:span></text:a></text:p>
            <text:p text:style-name="P62"><text:span text:style-name="Source_20_Text"><text:span text:style-name="T8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6">TypedArray.prototype.toReversed();</text:span></text:span></text:a><text:span text:style-name="T155"/></text:p>
            <text:p text:style-name="P65"><text:span text:style-name="Source_20_Text"><text:span text:style-name="T178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6">TypedArray.prototype.toSorted();</text:span></text:span></text:a><text:span text:style-name="T155"/></text:p>
            <text:p text:style-name="P65"><text:span text:style-name="Source_20_Text"><text:span text:style-name="T178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6">TypedArray.prototype.with();</text:span></text:span></text:a></text:p>
            <text:p text:style-name="P65"><text:span text:style-name="Source_20_Text"><text:span text:style-name="T8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207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8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55">BigInt.prototype.toJSON();</text:span></text:span></text:a></text:p>
            <text:p text:style-name="P68"><text:span text:style-name="Source_20_Text"><text:span text:style-name="T208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09">window.</text:span></text:span><text:span text:style-name="Source_20_Text"><text:span text:style-name="T210">A</text:span></text:span><text:span text:style-name="Source_20_Text"><text:span text:style-name="T155">syncFunction</text:span></text:span><text:span text:style-name="Source_20_Text"><text:span text:style-name="T210">();</text:span></text:span></text:a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9">window.</text:span></text:span><text:span text:style-name="Source_20_Text"><text:span text:style-name="T155">GeneratorFunction();</text:span></text:span></text:a></text:p>
            <text:p text:style-name="P68"><text:span text:style-name="Source_20_Text"><text:span text:style-name="T8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0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6"><text:span text:style-name="Source_20_Text"><text:span text:style-name="T15"/></text:span></text:p>
            <text:p text:style-name="P36"><text:span text:style-name="Source_20_Text"><text:span text:style-name="T15">getText(url,success);</text:span></text:span></text:p>
            <text:p text:style-name="P36"><text:span text:style-name="Source_20_Text"><text:span text:style-name="T15"/></text:span></text:p>
            <text:p text:style-name="P36"><text:span text:style-name="Source_20_Text"><text:span text:style-name="T15">getJson(url,success);</text:span></text:span></text:p>
            <text:p text:style-name="P36"><text:span text:style-name="Source_20_Text"><text:span text:style-name="T141"/></text:span></text:p>
            <text:p text:style-name="P36"><text:span text:style-name="Source_20_Text"><text:span text:style-name="T141">ajax(Options obje</text:span></text:span><text:span text:style-name="Source_20_Text"><text:span text:style-name="T211">ct</text:span></text:span><text:span text:style-name="Source_20_Text"><text:span text:style-name="T141">);</text:span></text:span></text:p>
            <text:p text:style-name="P36"><text:span text:style-name="Source_20_Text"><text:span text:style-name="T141"/></text:span></text:p>
          </table:table-cell>
          <table:table-cell table:style-name="Table2.B2" office:value-type="string">
            <text:p text:style-name="P36"><text:span text:style-name="Source_20_Text"><text:span text:style-name="T212"/></text:span></text:p>
            <text:p text:style-name="P36"><text:span text:style-name="Source_20_Text"><text:span text:style-name="T212">Options object properties (* = default value):</text:span></text:span><text:span text:style-name="Source_20_Text"><text:span text:style-name="T146"> </text:span></text:span></text:p>
            <text:p text:style-name="P36"><text:span text:style-name="Source_20_Text"><text:span text:style-name="T146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1"><text:span text:style-name="Source_20_Text"><text:span text:style-name="T213">Property</text:span></text:span></text:p>
                </table:table-cell>
                <table:table-cell table:style-name="Table6.B1" office:value-type="string">
                  <text:p text:style-name="P72"><text:span text:style-name="T214">V</text:span>alue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url</text:span></text:span></text:p>
                </table:table-cell>
                <table:table-cell table:style-name="Table6.B2" office:value-type="string">
                  <text:p text:style-name="P71"><text:span text:style-name="Source_20_Text"><text:span text:style-name="T215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data</text:span></text:span></text:p>
                </table:table-cell>
                <table:table-cell table:style-name="Table6.B3" office:value-type="string">
                  <text:p text:style-name="P71"><text:span text:style-name="Source_20_Text"><text:span text:style-name="T215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queryType</text:span></text:span></text:p>
                </table:table-cell>
                <table:table-cell table:style-name="Table6.B4" office:value-type="string">
                  <text:p text:style-name="P71"><text:span text:style-name="Source_20_Text"><text:span text:style-name="T216">*</text:span></text:span><text:span text:style-name="Source_20_Text"><text:span text:style-name="T215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type</text:span></text:span></text:p>
                </table:table-cell>
                <table:table-cell table:style-name="Table6.B5" office:value-type="string">
                  <text:p text:style-name="P71"><text:span text:style-name="Source_20_Text"><text:span text:style-name="T216">*</text:span></text:span><text:span text:style-name="Source_20_Text"><text:span text:style-name="T215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success</text:span></text:span></text:p>
                </table:table-cell>
                <table:table-cell table:style-name="Table6.B6" office:value-type="string">
                  <text:p text:style-name="P71"><text:span text:style-name="Source_20_Text"><text:span text:style-name="T215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error</text:span></text:span></text:p>
                </table:table-cell>
                <table:table-cell table:style-name="Table6.B7" office:value-type="string">
                  <text:p text:style-name="P71"><text:span text:style-name="Source_20_Text"><text:span text:style-name="T215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format</text:span></text:span></text:p>
                </table:table-cell>
                <table:table-cell table:style-name="Table6.B8" office:value-type="string">
                  <text:p text:style-name="P71"><text:span text:style-name="Source_20_Text"><text:span text:style-name="T216">*</text:span></text:span><text:span text:style-name="Source_20_Text"><text:span text:style-name="T215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user</text:span></text:span></text:p>
                </table:table-cell>
                <table:table-cell table:style-name="Table6.B9" office:value-type="string">
                  <text:p text:style-name="P71"><text:span text:style-name="Source_20_Text"><text:span text:style-name="T215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password</text:span></text:span></text:p>
                </table:table-cell>
                <table:table-cell table:style-name="Table6.B10" office:value-type="string">
                  <text:p text:style-name="P71"><text:span text:style-name="Source_20_Text"><text:span text:style-name="T215">string</text:span></text:span></text:p>
                </table:table-cell>
              </table:table-row>
            </table:table>
            <text:p text:style-name="P36"><text:span text:style-name="Source_20_Text"><text:span text:style-name="T217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3"><text:span text:style-name="Source_20_Text"><text:span text:style-name="T218">Cookie</text:span></text:span><text:span text:style-name="Source_20_Text"><text:span text:style-name="T219"> </text:span></text:span><text:span text:style-name="Source_20_Text"><text:span text:style-name="T220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4"><text:span text:style-name="Source_20_Text"><text:span text:style-name="T15"/></text:span></text:p>
            <text:p text:style-name="P74"><text:span text:style-name="Source_20_Text"><text:span text:style-name="T15">getCookie([name]);</text:span></text:span></text:p>
            <text:p text:style-name="P74"><text:span text:style-name="Source_20_Text"><text:span text:style-name="T15"/></text:span></text:p>
            <text:p text:style-name="P74"><text:span text:style-name="Source_20_Text"><text:span text:style-name="T109">h</text:span></text:span><text:span text:style-name="Source_20_Text"><text:span text:style-name="T15">asCookie(name);</text:span></text:span></text:p>
            <text:p text:style-name="P75"><text:span text:style-name="Source_20_Text"><text:span text:style-name="T15"/></text:span></text:p>
            <text:p text:style-name="P76"><text:span text:style-name="Source_20_Text"><text:span text:style-name="T15">setCookie</text:span></text:span><text:span text:style-name="Source_20_Text"><text:span text:style-name="T221">(Options obje</text:span></text:span><text:span text:style-name="Source_20_Text"><text:span text:style-name="T211">ct: </text:span></text:span><text:span text:style-name="Source_20_Text"><text:span text:style-name="T222">properties are the same as the parameters</text:span></text:span><text:span text:style-name="Source_20_Text"><text:span text:style-name="T221">);</text:span></text:span></text:p>
            <text:p text:style-name="P75"><text:span text:style-name="Source_20_Text"><text:span text:style-name="T15">setCookie(name,value[,hours</text:span></text:span><text:span text:style-name="Source_20_Text"><text:span text:style-name="T221">=8760</text:span></text:span><text:span text:style-name="Source_20_Text"><text:span text:style-name="T15">[,path</text:span></text:span><text:span text:style-name="Source_20_Text"><text:span text:style-name="T221">="/"</text:span></text:span><text:span text:style-name="Source_20_Text"><text:span text:style-name="T15">[,domain[,secure[,SameSite</text:span></text:span><text:span text:style-name="Source_20_Text"><text:span text:style-name="T221">=</text:span></text:span><text:span text:style-name="Source_20_Text"><text:span text:style-name="T223">"Lax"</text:span></text:span><text:span text:style-name="Source_20_Text"><text:span text:style-name="T15">[,HttpOnly]]]]]]);</text:span></text:span></text:p>
            <text:p text:style-name="P77"><text:span text:style-name="Source_20_Text"><text:span text:style-name="T15"/></text:span></text:p>
            <text:p text:style-name="P78"><text:span text:style-name="Source_20_Text"><text:span text:style-name="T15">removeCookie</text:span></text:span><text:span text:style-name="Source_20_Text"><text:span text:style-name="T221">(Options obje</text:span></text:span><text:span text:style-name="Source_20_Text"><text:span text:style-name="T211">ct</text:span></text:span><text:span text:style-name="Source_20_Text"><text:span text:style-name="T211">: </text:span></text:span><text:span text:style-name="Source_20_Text"><text:span text:style-name="T222">properties are the same as the parameters</text:span></text:span><text:span text:style-name="Source_20_Text"><text:span text:style-name="T221">);</text:span></text:span></text:p>
            <text:p text:style-name="P79"><text:span text:style-name="Source_20_Text"><text:span text:style-name="T15">removeCookie(name[,path</text:span></text:span><text:span text:style-name="Source_20_Text"><text:span text:style-name="T221">="/"</text:span></text:span><text:span text:style-name="Source_20_Text"><text:span text:style-name="T15">[,domain[,secure[,SameSite</text:span></text:span><text:span text:style-name="Source_20_Text"><text:span text:style-name="T221">=</text:span></text:span><text:span text:style-name="Source_20_Text"><text:span text:style-name="T223">"Lax"</text:span></text:span><text:span text:style-name="Source_20_Text"><text:span text:style-name="T15">[,HttpOnly]]]]]);</text:span></text:span></text:p>
            <text:p text:style-name="P79"><text:span text:style-name="Source_20_Text"><text:span text:style-name="T15"/></text:span></text:p>
            <text:p text:style-name="P74"><text:span text:style-name="Source_20_Text"><text:span text:style-name="T15">clearCookies</text:span></text:span><text:span text:style-name="Source_20_Text"><text:span text:style-name="T221">(Options obje</text:span></text:span><text:span text:style-name="Source_20_Text"><text:span text:style-name="T211">ct: </text:span></text:span><text:span text:style-name="Source_20_Text"><text:span text:style-name="T222">properties are the same as the parameters</text:span></text:span><text:span text:style-name="Source_20_Text"><text:span text:style-name="T221">);</text:span></text:span></text:p>
            <text:p text:style-name="P80"><text:span text:style-name="Source_20_Text"><text:span text:style-name="T15">clearCookies([path</text:span></text:span><text:span text:style-name="Source_20_Text"><text:span text:style-name="T221">="/"</text:span></text:span><text:span text:style-name="Source_20_Text"><text:span text:style-name="T15">[,domain[,</text:span></text:span><text:span text:style-name="Source_20_Text"><text:span text:style-name="T224">sec</text:span></text:span><text:span text:style-name="Source_20_Text"><text:span text:style-name="T15">[,SameSite</text:span></text:span><text:span text:style-name="Source_20_Text"><text:span text:style-name="T221">=</text:span></text:span><text:span text:style-name="Source_20_Text"><text:span text:style-name="T223">"Lax"</text:span></text:span><text:span text:style-name="Source_20_Text"><text:span text:style-name="T15">[,HttpOnly]]]]]);</text:span></text:span></text:p>
            <text:p text:style-name="P80"><text:span text:style-name="Source_20_Text"><text:span text:style-name="T15"/></text:span></text:p>
          </table:table-cell>
          <table:covered-table-cell/>
        </table:table-row>
      </table:table>
      <text:p text:style-name="P81"/>
      <text:p text:style-name="P81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2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2">V3.1.0</text:p>
          </table:table-cell>
          <table:table-cell table:style-name="Table3.A2" office:value-type="string">
            <text:p text:style-name="P82">v3.8.0</text:p>
          </table:table-cell>
          <table:table-cell table:style-name="Table3.C2" office:value-type="string">
            <text:p text:style-name="P83">v5.6.0</text:p>
          </table:table-cell>
        </table:table-row>
        <table:table-row>
          <table:table-cell table:style-name="Table3.A3" office:value-type="string">
            <text:p text:style-name="P84">Array.from();</text:p>
            <text:p text:style-name="P84">Array.of();</text:p>
            <text:p text:style-name="P85">Array.prototype.copyWithin();</text:p>
            <text:p text:style-name="P85">Array.prototype.fill();</text:p>
            <text:p text:style-name="P84">Array.prototype.find();</text:p>
            <text:p text:style-name="P84">Array.prototype.findIndex();</text:p>
            <text:p text:style-name="P84">Object.create();</text:p>
            <text:p text:style-name="P85">String.fromCodePoint();</text:p>
            <text:p text:style-name="P85">String.prototype.codePointAt();</text:p>
            <text:p text:style-name="P86">String.prototype.endsWith();</text:p>
            <text:p text:style-name="P85">String.prototype.startsWith();</text:p>
            <text:p text:style-name="P87">Math.acosh();</text:p>
            <text:p text:style-name="P87">Math.asinh();</text:p>
            <text:p text:style-name="P87">Math.atanh();</text:p>
            <text:p text:style-name="P87">Math.cbrt();</text:p>
            <text:p text:style-name="P87">Math.clz32();</text:p>
            <text:p text:style-name="P87">Math.cosh();</text:p>
            <text:p text:style-name="P87">Math.expm1();</text:p>
            <text:p text:style-name="P87">Math.fround();</text:p>
            <text:p text:style-name="P87">Math.hypot();</text:p>
            <text:p text:style-name="P87">Math.imul();</text:p>
            <text:p text:style-name="P87">Math.log1p();</text:p>
            <text:p text:style-name="P87">Math.log10();</text:p>
            <text:p text:style-name="P87">Math.log2();</text:p>
            <text:p text:style-name="P87">Math.sign();</text:p>
            <text:p text:style-name="P87">Math.sinh();</text:p>
            <text:p text:style-name="P87">Math.tanh();</text:p>
            <text:p text:style-name="P87">Math.trunc();</text:p>
            <text:p text:style-name="P84">Number.EPSILON;</text:p>
            <text:p text:style-name="P88">Number.isNaN(); <text:span text:style-name="T225">and</text:span><text:span text:style-name="T226"> </text:span>isNaN();</text:p>
            <text:p text:style-name="P84">Number.isInteger();</text:p>
            <text:p text:style-name="P84">Number.isFinite();</text:p>
            <text:p text:style-name="P89">Number.isSafeInteger();</text:p>
            <text:p text:style-name="P89">Number.parseInt();</text:p>
            <text:p text:style-name="P84">Number.parseFloat();</text:p>
          </table:table-cell>
          <table:table-cell table:style-name="Table3.B3" office:value-type="string">
            <text:p text:style-name="P85"/>
            <text:p text:style-name="P90"><text:span text:style-name="Source_20_Text"><text:span text:style-name="T206">Array.prototype.values();</text:span></text:span></text:p>
            <text:p text:style-name="P90"><text:span text:style-name="Source_20_Text"><text:span text:style-name="T206">Array.prototype.includes();</text:span></text:span></text:p>
            <text:p text:style-name="P91"/>
            <text:p text:style-name="P92"><text:span text:style-name="Source_20_Text"><text:span text:style-name="T206">ChildNode.after();</text:span></text:span><text:span text:style-name="T227"><text:line-break/></text:span><text:span text:style-name="Source_20_Text"><text:span text:style-name="T206">ChildNode.before();</text:span></text:span><text:span text:style-name="T227"><text:line-break/></text:span><text:span text:style-name="Source_20_Text"><text:span text:style-name="T206">ChildNode.remove();</text:span></text:span><text:span text:style-name="T227"><text:line-break/></text:span><text:span text:style-name="Source_20_Text"><text:span text:style-name="T206">ChildNode.replaceWith();</text:span></text:span></text:p>
            <text:p text:style-name="P91"/>
            <text:p text:style-name="P92"><text:span text:style-name="Source_20_Text"><text:span text:style-name="T206">Element.prototype.closest();<text:line-break/>Element.prototype.getAttributeNames();</text:span></text:span></text:p>
            <text:p text:style-name="P92"><text:span text:style-name="Source_20_Text"><text:span text:style-name="T206">Element.prototype.matches();</text:span></text:span></text:p>
            <text:p text:style-name="P92"><text:span text:style-name="Source_20_Text"><text:span text:style-name="T206">Element.prototype.toggleAttribute();</text:span></text:span></text:p>
            <text:p text:style-name="P91"/>
            <text:p text:style-name="P92"><text:span text:style-name="Source_20_Text"><text:span text:style-name="T206">ParentNode.append();</text:span></text:span></text:p>
            <text:p text:style-name="P92"><text:span text:style-name="Source_20_Text"><text:span text:style-name="T178"/></text:span></text:p>
            <text:p text:style-name="P92"><text:span text:style-name="Source_20_Text"><text:span text:style-name="T206">ParentNode.prepend();</text:span></text:span><text:span text:style-name="T227"><text:line-break/><text:line-break/></text:span><text:span text:style-name="Source_20_Text"><text:span text:style-name="T206">String.prototype[Symbol.iterator]();</text:span></text:span></text:p>
            <text:p text:style-name="P90"><text:span text:style-name="Source_20_Text"><text:span text:style-name="T206">String.prototype.includes();</text:span></text:span></text:p>
            <text:p text:style-name="P90"><text:span text:style-name="Source_20_Text"><text:span text:style-name="T206">String.prototype.repeat();</text:span></text:span><text:span text:style-name="T227"><text:line-break/></text:span></text:p>
            <text:p text:style-name="P93"><text:span text:style-name="Source_20_Text"><text:span text:style-name="T206">NodeList.prototype.forEach();</text:span></text:span><text:span text:style-name="T227"><text:line-break/></text:span></text:p>
            <text:p text:style-name="P90"><text:span text:style-name="Source_20_Text"><text:span text:style-name="T206">Object.assign();</text:span></text:span></text:p>
            <text:p text:style-name="P92"><text:span text:style-name="Source_20_Text"><text:span text:style-name="T206">Object.entries();</text:span></text:span><text:span text:style-name="T227"><text:line-break/></text:span></text:p>
            <text:p text:style-name="P92"><text:span text:style-name="Source_20_Text"><text:span text:style-name="T206">Object.getOwnPropertyDescriptors();</text:span></text:span><text:span text:style-name="T227"><text:line-break/></text:span><text:span text:style-name="Source_20_Text"><text:span text:style-name="T206">Object.values();</text:span></text:span><text:span text:style-name="T227"><text:line-break/></text:span></text:p>
            <text:p text:style-name="P93"><text:span text:style-name="Source_20_Text"><text:span text:style-name="T206">RegExp.prototype.flags;</text:span></text:span><text:span text:style-name="T227"><text:line-break/></text:span></text:p>
            <text:p text:style-name="P93"><text:span text:style-name="Source_20_Text"><text:span text:style-name="T206">window.screenLeft;</text:span></text:span><text:span text:style-name="T227"><text:line-break/></text:span><text:span text:style-name="Source_20_Text"><text:span text:style-name="T206">window.screenTop;</text:span></text:span></text:p>
          </table:table-cell>
          <table:table-cell table:style-name="Table3.C3" office:value-type="string">
            <text:p text:style-name="P84">Array.prototype.at();</text:p>
            <text:p text:style-name="P84"/>
            <text:p text:style-name="P84">Array.prototype.findLast();</text:p>
            <text:p text:style-name="P84">Array.prototype.findLastIndex();</text:p>
            <text:p text:style-name="P84"/>
            <text:p text:style-name="P84">Array.prototype.flat();</text:p>
            <text:p text:style-name="P84">Array.prototype.flatMap();</text:p>
            <text:p text:style-name="P84"/>
            <text:p text:style-name="P84">Number.MIN_SAFE_INTEGER;</text:p>
            <text:p text:style-name="P84">Number.MAX_SAFE_INTEGER;</text:p>
            <text:p text:style-name="P84"/>
            <text:p text:style-name="P84">Object.fromEntries();</text:p>
            <text:p text:style-name="P84"/>
            <text:p text:style-name="P84">Object.is();</text:p>
            <text:p text:style-name="P84"/>
            <text:p text:style-name="P94">String.prototype.at();</text:p>
            <text:p text:style-name="P94"/>
            <text:p text:style-name="P84">String.prototype.matchAll();</text:p>
            <text:p text:style-name="P84"/>
            <text:p text:style-name="P84">String.prototype.padStart();</text:p>
            <text:p text:style-name="P84">String.prototype.padEnd();</text:p>
            <text:p text:style-name="P84"/>
            <text:p text:style-name="P84">String.prototype.replaceAll();</text:p>
            <text:p text:style-name="P84"/>
            <text:p text:style-name="P84">String.prototype.trimStart();</text:p>
            <text:p text:style-name="P84">String.prototype.trimLeft();</text:p>
            <text:p text:style-name="P84"/>
            <text:p text:style-name="P84">String.prototype.trimEnd();</text:p>
            <text:p text:style-name="P84">String.prototype.trimRight();</text:p>
            <text:p text:style-name="P84"/>
            <text:p text:style-name="P84">Typedarray.prototype.at();</text:p>
            <text:p text:style-name="P84"/>
            <text:p text:style-name="P89">TypedArray.prototype.findLast();</text:p>
            <text:p text:style-name="P89">TypedArray.prototype.findLastIndex();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5T16:11:48.160301800</dc:date>
    <meta:print-date>2025-07-24T00:36:57.423193100</meta:print-date>
    <meta:editing-cycles>975</meta:editing-cycles>
    <meta:editing-duration>P1DT3H42M27S</meta:editing-duration>
    <meta:printed-by>PDF files</meta:printed-by>
    <meta:document-statistic meta:table-count="6" meta:image-count="0" meta:object-count="0" meta:page-count="5" meta:paragraph-count="379" meta:word-count="508" meta:character-count="9419" meta:non-whitespace-character-count="9264"/>
    <meta:template xlink:type="simple" xlink:actuate="onRequest" xlink:title="" xlink:href="Normal.dotm"/>
  </office:meta>
</office:document-meta>
</file>